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</style:style>
    <style:style style:name="ce3" style:family="table-cell" style:parent-style-name="Default" style:data-style-name="N37">
      <style:table-cell-properties fo:border-top="2pt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cell-protect="protected" style:repeat-content="false"/>
      <style:paragraph-properties fo:text-align="start" fo:margin-left="0cm"/>
      <style:text-properties fo:font-size="28pt" style:font-size-asian="28pt" style:font-size-complex="2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cell-protect="protected"/>
    </style:style>
    <style:style style:name="ce12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</style:style>
    <style:style style:name="ce17" style:family="table-cell" style:parent-style-name="Default" style:data-style-name="N36">
      <style:table-cell-properties style:vertical-align="middle" fo:background-color="transparent" style:cell-protect="protected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style:vertical-align="automatic" fo:background-color="transparent" style:cell-protect="protected"/>
    </style:style>
    <style:style style:name="ce20" style:family="table-cell" style:parent-style-name="Default" style:data-style-name="N0">
      <style:table-cell-properties fo:border-top="2pt solid #000000" fo:border-bottom="thin solid #FFFFFF" fo:border-left="thin solid #FFFFFF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thin solid #FFFFFF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FFFFFF" fo:border-right="none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2pt solid #000000" fo:border-bottom="thin solid #FFFFFF" fo:border-left="none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2pt solid #000000" fo:border-bottom="thin solid #FFFFFF" fo:border-left="thin solid #FFFFFF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2pt solid #000000" fo:border-bottom="none" fo:border-left="thin solid #FFFFFF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2pt solid #000000" fo:border-bottom="thin solid #FFFFFF" fo:border-left="thin solid #FFFFFF" fo:border-right="2pt solid #000000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C6E0B4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#C6E0B4" style:cell-protect="protected" style:repeat-content="false"/>
      <style:paragraph-properties fo:text-align="center"/>
    </style:style>
    <style:style style:name="ce34" style:family="table-cell" style:parent-style-name="Lien_32_hypertexte" style:data-style-name="N0">
      <style:table-cell-properties fo:border-top="none" fo:border-bottom="thin solid #000000" fo:border-left="none" fo:border-right="thin solid #000000" style:vertical-align="automatic" fo:background-color="#C6E0B4"/>
      <style:text-properties fo:color="#0563C1" style:text-underline-style="solid" style:text-underline-type="single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E0B4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none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39" style:family="table-cell" style:parent-style-name="Default" style:data-style-name="N36">
      <style:table-cell-properties fo:border="thin solid #000000" style:vertical-align="middle" fo:background-color="#C6E0B4" style:cell-protect="protected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none" fo:border-bottom="thin solid #000000" fo:border-left="none" fo:border-right="2pt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#C6E0B4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background-color="#C6E0B4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background-color="#C6E0B4" style:cell-protect="protected"/>
    </style:style>
    <style:style style:name="ce46" style:family="table-cell" style:parent-style-name="Lien_32_hypertexte" style:data-style-name="N0">
      <style:table-cell-properties fo:border-top="thin solid #000000" fo:border-bottom="thin solid #000000" fo:border-left="none" fo:border-right="thin solid #000000" style:vertical-align="automatic" fo:background-color="#C6E0B4"/>
      <style:text-properties fo:color="#0563C1" style:text-underline-style="solid" style:text-underline-type="single"/>
    </style:style>
    <style:style style:name="ce47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4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style:cell-protect="protected"/>
    </style:style>
    <style:style style:name="ce51" style:family="table-cell" style:parent-style-name="Default" style:data-style-name="N0">
      <style:table-cell-properties style:vertical-align="middle" fo:background-color="#C6E0B4" style:cell-protect="protected"/>
    </style:style>
    <style:style style:name="ce52" style:family="table-cell" style:parent-style-name="Lien_32_hypertexte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fo:color="#0563C1" style:text-underline-style="solid" style:text-underline-type="single"/>
    </style:style>
    <style:style style:name="ce53" style:family="table-cell" style:parent-style-name="Default" style:data-style-name="N0">
      <style:table-cell-properties fo:border="thin solid #000000" style:vertical-align="middle" fo:background-color="#FFE384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top" fo:background-color="#FFE384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="thin solid #000000" style:vertical-align="middle" fo:background-color="#FFE384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E384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background-color="#FFE384" style:cell-protect="protected" style:repeat-content="false"/>
      <style:paragraph-properties fo:text-align="center"/>
    </style:style>
    <style:style style:name="ce58" style:family="table-cell" style:parent-style-name="Lien_32_hypertexte" style:data-style-name="N0">
      <style:table-cell-properties fo:border-top="thin solid #000000" fo:border-bottom="thin solid #000000" fo:border-left="none" fo:border-right="thin solid #000000" style:vertical-align="automatic" fo:background-color="#FFE384"/>
      <style:text-properties fo:color="#0563C1" style:text-underline-style="solid" style:text-underline-type="single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E384" style:cell-protect="protected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middle" fo:background-color="#FFE384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E384" style:repeat-content="false"/>
      <style:paragraph-properties fo:text-align="center"/>
    </style:style>
    <style:style style:name="ce6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E384" style:repeat-content="false"/>
      <style:paragraph-properties fo:text-align="center"/>
    </style:style>
    <style:style style:name="ce63" style:family="table-cell" style:parent-style-name="Default" style:data-style-name="N36">
      <style:table-cell-properties fo:border="thin solid #000000" style:vertical-align="middle" fo:background-color="#FFE384" style:cell-protect="protected" style:repeat-content="false"/>
      <style:paragraph-properties fo:text-align="center"/>
    </style:style>
    <style:style style:name="ce64" style:family="table-cell" style:parent-style-name="Default" style:data-style-name="N36">
      <style:table-cell-properties fo:border-top="none" fo:border-bottom="thin solid #000000" fo:border-left="none" fo:border-right="2pt solid #000000" style:vertical-align="middle" fo:background-color="#FFE384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FFE384" style:cell-protect="protected"/>
    </style:style>
    <style:style style:name="ce66" style:family="table-cell" style:parent-style-name="Default" style:data-style-name="N0">
      <style:table-cell-properties fo:border="thin solid #000000" style:vertical-align="middle" fo:background-color="#F09F9D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top" fo:background-color="#F09F9D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="thin solid #000000" style:vertical-align="middle" fo:background-color="#F09F9D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09F9D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middle" fo:background-color="#F09F9D" style:cell-protect="protected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09F9D" style:cell-protect="protected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09F9D" style:cell-protect="protected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middle" fo:background-color="#F09F9D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09F9D" style:repeat-content="false"/>
      <style:paragraph-properties fo:text-align="center"/>
    </style:style>
    <style:style style:name="ce7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09F9D" style:repeat-content="false"/>
      <style:paragraph-properties fo:text-align="center"/>
    </style:style>
    <style:style style:name="ce76" style:family="table-cell" style:parent-style-name="Default" style:data-style-name="N36">
      <style:table-cell-properties fo:border="thin solid #000000" style:vertical-align="middle" fo:background-color="#F09F9D" style:cell-protect="protected" style:repeat-content="false"/>
      <style:paragraph-properties fo:text-align="center"/>
    </style:style>
    <style:style style:name="ce77" style:family="table-cell" style:parent-style-name="Default" style:data-style-name="N36">
      <style:table-cell-properties fo:border-top="none" fo:border-bottom="thin solid #000000" fo:border-left="none" fo:border-right="2pt solid #000000" style:vertical-align="middle" fo:background-color="#F09F9D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fo:wrap-option="wrap" fo:background-color="#000000" style:cell-protect="protected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middle" fo:wrap-option="wrap" fo:background-color="#000000" style:cell-protect="protected" style:repeat-content="false"/>
      <style:paragraph-properties fo:text-align="start" fo:margin-left="0cm" style:writing-mode="l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top" fo:wrap-option="wrap" fo:background-color="#000000" style:cell-protect="protected" style:repeat-content="false"/>
      <style:paragraph-properties fo:text-align="start" fo:margin-left="0cm" style:writing-mode="lr"/>
    </style:style>
    <style:style style:name="ce81" style:family="table-cell" style:parent-style-name="Default" style:data-style-name="N0">
      <style:table-cell-properties style:vertical-align="middle" fo:wrap-option="wrap" fo:background-color="#000000" style:cell-protect="protected" style:repeat-content="false"/>
      <style:paragraph-properties fo:text-align="center" style:writing-mode="lr"/>
    </style:style>
    <style:style style:name="ce82" style:family="table-cell" style:parent-style-name="Default" style:data-style-name="N0">
      <style:table-cell-properties fo:border="thin solid #000000" style:vertical-align="middle" fo:background-color="#000000" style:cell-protect="protected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0000" style:cell-protect="protected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center" style:writing-mode="lr"/>
    </style:style>
    <style:style style:name="ce86" style:family="table-cell" style:parent-style-name="Default" style:data-style-name="N36">
      <style:table-cell-properties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7" style:family="table-cell" style:parent-style-name="Default" style:data-style-name="N36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8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background-color="#000000" style:rotation-angle="270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top" fo:background-color="#000000" style:cell-protect="protected" style:repeat-content="false"/>
      <style:paragraph-properties fo:text-align="start" fo:margin-left="0cm"/>
    </style:style>
    <style:style style:name="ce91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fo:border="thin solid #000000" style:vertical-align="automatic" fo:background-color="#000000" style:cell-protect="protected"/>
    </style:style>
    <style:style style:name="ce93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center"/>
    </style:style>
    <style:style style:name="ce94" style:family="table-cell" style:parent-style-name="Default" style:data-style-name="N36">
      <style:table-cell-properties style:vertical-align="middle" fo:background-color="#000000" style:cell-protect="protected" style:repeat-content="false"/>
      <style:paragraph-properties fo:text-align="center"/>
    </style:style>
    <style:style style:name="ce95" style:family="table-cell" style:parent-style-name="Default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</style:style>
    <style:style style:name="ce96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000000" style:cell-protect="protected" style:repeat-content="false"/>
      <style:paragraph-properties fo:text-align="center"/>
    </style:style>
    <style:style style:name="ce97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background-color="#FFE384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top" fo:background-color="#FFE384" style:cell-protect="protected" style:repeat-content="false"/>
      <style:paragraph-properties fo:text-align="start" fo:margin-left="0cm"/>
    </style:style>
    <style:style style:name="ce100" style:family="table-cell" style:parent-style-name="Default" style:data-style-name="N0">
      <style:table-cell-properties fo:border="thin solid #000000" style:vertical-align="automatic" fo:background-color="#FFE384" style:cell-protect="protecte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384" style:cell-protect="protected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FFE384" style:cell-protect="protected" style:repeat-content="false"/>
      <style:paragraph-properties fo:text-align="center"/>
    </style:style>
    <style:style style:name="ce103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="thin solid #000000" style:vertical-align="middle" fo:background-color="#000000" style:cell-protect="protected" style:repeat-content="false"/>
      <style:paragraph-properties fo:text-align="center"/>
    </style:style>
    <style:style style:name="ce105" style:family="table-cell" style:parent-style-name="Default" style:data-style-name="N36">
      <style:table-cell-properties fo:border="thin solid #000000" style:vertical-align="middle" fo:background-color="#FFFF00" style:cell-protect="protected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000000" style:cell-protect="protected" style:repeat-content="false"/>
      <style:paragraph-properties fo:text-align="center"/>
    </style:style>
    <style:style style:name="ce107" style:family="table-cell" style:parent-style-name="Default" style:data-style-name="N0">
      <style:table-cell-properties fo:border="thin solid #000000" style:vertical-align="middle" fo:background-color="#FFE384" style:cell-protect="protected" style:repeat-content="false"/>
      <style:paragraph-properties fo:text-align="start" fo:margin-left="0cm"/>
    </style:style>
    <style:style style:name="ce108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000000" style:cell-protect="protected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384" style:cell-protect="protected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384" style:cell-protect="protected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384" style:cell-protect="protected" style:repeat-content="false"/>
      <style:paragraph-properties fo:text-align="center"/>
    </style:style>
    <style:style style:name="ce112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000000" style:vertical-align="top" fo:wrap-option="wrap" fo:background-color="#C6E0B4" style:repeat-content="false"/>
      <style:paragraph-properties fo:text-align="start" fo:margin-left="0cm"/>
    </style:style>
    <style:style style:name="ce114" style:family="table-cell" style:parent-style-name="Default" style:data-style-name="N36">
      <style:table-cell-properties fo:border-top="thin solid #000000" fo:border-bottom="thin solid #000000" fo:border-left="none" fo:border-right="2pt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6E0B4" style:repeat-content="false"/>
      <style:paragraph-properties fo:text-align="center"/>
    </style:style>
    <style:style style:name="ce11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fo:background-color="#C6E0B4" style:repeat-content="false"/>
      <style:paragraph-properties fo:text-align="center"/>
    </style:style>
    <style:style style:name="ce117" style:family="table-cell" style:parent-style-name="Default" style:data-style-name="N0">
      <style:table-cell-properties fo:border="thin solid #000000" style:vertical-align="middle" fo:background-color="#FFE38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="thin solid #000000" style:vertical-align="top" fo:wrap-option="wrap" fo:background-color="#FFE384" style:repeat-content="false"/>
      <style:paragraph-properties fo:text-align="start" fo:margin-left="0cm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E384" style:repeat-content="false"/>
      <style:paragraph-properties fo:text-align="center"/>
    </style:style>
    <style:style style:name="ce120" style:family="table-cell" style:parent-style-name="Default" style:data-style-name="N36">
      <style:table-cell-properties fo:border-top="thin solid #000000" fo:border-bottom="thin solid #000000" fo:border-left="none" fo:border-right="2pt solid #000000" style:vertical-align="middle" fo:background-color="#FFE384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wrap-option="wrap" fo:background-color="#FFE38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000000" style:cell-protect="protected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000000" style:cell-protect="protected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000000" style:cell-protect="protected" style:repeat-content="false"/>
      <style:paragraph-properties fo:text-align="start" fo:margin-left="0cm"/>
    </style:style>
    <style:style style:name="ce1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0000" style:cell-protect="protected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000000" style:cell-protect="protected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#000000" style:cell-protect="protected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000000" style:cell-protect="protected" style:repeat-content="false"/>
      <style:paragraph-properties fo:text-align="center"/>
    </style:style>
    <style:style style:name="ce130" style:family="table-cell" style:parent-style-name="Default" style:data-style-name="N0">
      <style:table-cell-properties style:vertical-align="middle" style:cell-protect="protected" style:repeat-content="false"/>
      <style:paragraph-properties fo:text-align="start" fo:margin-left="0cm"/>
    </style:style>
    <style:style style:name="ce131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</style:style>
    <style:style style:name="ce132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 fo:background-color="#000000" style:cell-protect="protected"/>
    </style:style>
    <style:style style:name="ce13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2pt solid #000000" fo:border-bottom="thin solid #FFFFFF" fo:border-left="2pt solid #000000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thin solid #FFFFFF" fo:border-bottom="2pt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FFFFFF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9" style:family="table-cell" style:parent-style-name="Default" style:data-style-name="N0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46263888888889cm"/>
    </style:style>
    <style:style style:name="co2" style:family="table-column">
      <style:table-column-properties fo:break-before="auto" style:column-width="4.40972222222222cm"/>
    </style:style>
    <style:style style:name="co3" style:family="table-column">
      <style:table-column-properties fo:break-before="auto" style:column-width="9.75430555555556cm"/>
    </style:style>
    <style:style style:name="co4" style:family="table-column">
      <style:table-column-properties fo:break-before="auto" style:column-width="10.9713888888889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61597222222222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4.60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22791666666667cm"/>
    </style:style>
    <style:style style:name="co13" style:family="table-column">
      <style:table-column-properties fo:break-before="auto" style:column-width="3.19263888888889cm"/>
    </style:style>
    <style:style style:name="co14" style:family="table-column">
      <style:table-column-properties fo:break-before="auto" style:column-width="2.24013888888889cm"/>
    </style:style>
    <style:style style:name="co15" style:family="table-column">
      <style:table-column-properties fo:break-before="auto" style:column-width="2.2225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48.75pt" style:use-optimal-row-height="false" fo:break-before="auto"/>
    </style:style>
    <style:style style:name="ro4" style:family="table-row">
      <style:table-row-properties style:row-height="20.15pt" style:use-optimal-row-height="false" fo:break-before="auto"/>
    </style:style>
    <style:style style:name="ro5" style:family="table-row">
      <style:table-row-properties style:row-height="16.75pt" style:use-optimal-row-height="false" fo:break-before="auto"/>
    </style:style>
    <style:style style:name="ro6" style:family="table-row">
      <style:table-row-properties style:row-height="28.7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52.75pt" style:use-optimal-row-height="false" fo:break-before="auto"/>
    </style:style>
    <style:style style:name="ro9" style:family="table-row">
      <style:table-row-properties style:row-height="40.75pt" style:use-optimal-row-height="false" fo:break-before="auto"/>
    </style:style>
    <style:style style:name="ro10" style:family="table-row">
      <style:table-row-properties style:row-height="52.5pt" style:use-optimal-row-height="false" fo:break-before="auto"/>
    </style:style>
    <style:style style:name="ro11" style:family="table-row">
      <style:table-row-properties style:row-height="16pt" style:use-optimal-row-height="false" fo:break-before="auto"/>
    </style:style>
    <style:style style:name="ro12" style:family="table-row">
      <style:table-row-properties style:row-height="14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e_Materiel" table:style-name="ta1">
        <table:table-column table:style-name="co1" table:default-cell-style-name="ce133"/>
        <table:table-column table:style-name="co2" table:default-cell-style-name="ce10"/>
        <table:table-column table:style-name="co3" table:default-cell-style-name="ce130"/>
        <table:table-column table:style-name="co4" table:default-cell-style-name="ce131"/>
        <table:table-column table:style-name="co5" table:default-cell-style-name="ce131"/>
        <table:table-column table:style-name="co6" table:default-cell-style-name="ce6"/>
        <table:table-column table:style-name="co7" table:default-cell-style-name="ce131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8" table:default-cell-style-name="ce7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1003" table:default-cell-style-name="ce10"/>
        <table:table-column table:style-name="co14" table:number-columns-repeated="15360" table:default-cell-style-name="ce11"/>
        <table:table-column table:style-name="co14" table:number-columns-repeated="3" table:default-cell-style-name="ce10"/>
        <table:table-column table:style-name="co14" table:default-cell-style-name="ce11"/>
        <table:table-column table:style-name="co15" table:number-columns-repeated="3" table:default-cell-style-name="ce11"/>
        <table:table-row table:style-name="ro1">
          <table:table-cell office:value-type="string" table:number-columns-spanned="3" table:number-rows-spanned="1" table:style-name="ce135">
            <text:p>Nomenclature MagPI</text:p>
          </table:table-cell>
          <table:covered-table-cell table:number-columns-repeated="2"/>
          <table:table-cell office:value-type="string" table:style-name="ce2">
            <text:p>Dernière mise à jour :</text:p>
          </table:table-cell>
          <table:table-cell office:value-type="date" office:date-value="2025-03-17T00:00:00" table:style-name="ce3">
            <text:p>17 mars 2025</text:p>
          </table:table-cell>
          <table:table-cell office:value-type="string" table:style-name="ce4">
            <text:p>Côme Beaudouin</text:p>
          </table:table-cell>
          <table:table-cell table:style-name="ce5"/>
          <table:table-cell table:style-name="ce6"/>
          <table:table-cell table:number-columns-repeated="2" table:style-name="ce7"/>
          <table:table-cell office:value-type="string" table:style-name="ce8">
            <text:p>Nombre de MagPI</text:p>
          </table:table-cell>
          <table:table-cell office:value-type="float" office:value="1" table:style-name="ce9">
            <text:p>1</text:p>
          </table:table-cell>
          <table:table-cell table:number-columns-repeated="1005" table:style-name="ce10"/>
          <table:table-cell table:number-columns-repeated="15360"/>
          <table:table-cell table:number-columns-repeated="3" table:style-name="ce10"/>
          <table:table-cell table:number-columns-repeated="4" table:style-name="ce11"/>
        </table:table-row>
        <table:table-row table:style-name="ro2">
          <table:table-cell table:style-name="ce12"/>
          <table:table-cell table:style-name="ce13"/>
          <table:table-cell table:style-name="ce14"/>
          <table:table-cell table:number-columns-repeated="2" table:style-name="ce15"/>
          <table:table-cell table:style-name="ce16"/>
          <table:table-cell table:style-name="ce15"/>
          <table:table-cell table:style-name="ce16"/>
          <table:table-cell table:number-columns-repeated="3" table:style-name="ce17"/>
          <table:table-cell table:number-columns-repeated="1006" table:style-name="ce13"/>
          <table:table-cell table:number-columns-repeated="15360" table:style-name="ce18"/>
          <table:table-cell table:number-columns-repeated="3" table:style-name="ce13"/>
          <table:table-cell table:number-columns-repeated="3" table:style-name="ce19"/>
          <table:table-cell table:style-name="ce18"/>
        </table:table-row>
        <table:table-row table:style-name="ro3">
          <table:table-cell office:value-type="string" table:number-columns-spanned="2" table:number-rows-spanned="1" table:style-name="ce136">
            <text:p>Catégorie</text:p>
          </table:table-cell>
          <table:covered-table-cell/>
          <table:table-cell office:value-type="string" table:style-name="ce20">
            <text:p>Composant</text:p>
          </table:table-cell>
          <table:table-cell office:value-type="string" table:style-name="ce20">
            <text:p>Désignation fournisseur</text:p>
          </table:table-cell>
          <table:table-cell office:value-type="string" table:style-name="ce20">
            <text:p>Référence fournisseur</text:p>
          </table:table-cell>
          <table:table-cell office:value-type="string" table:style-name="ce20">
            <text:p>Fournisseur</text:p>
          </table:table-cell>
          <table:table-cell office:value-type="string" table:style-name="ce21">
            <text:p>Détails</text:p>
          </table:table-cell>
          <table:table-cell office:value-type="string" table:style-name="ce20">
            <text:p>Lien</text:p>
          </table:table-cell>
          <table:table-cell office:value-type="string" table:style-name="ce22">
            <text:p>Quantité / K</text:p>
          </table:table-cell>
          <table:table-cell office:value-type="string" table:style-name="ce20">
            <text:p>Quantité</text:p>
          </table:table-cell>
          <table:table-cell office:value-type="string" table:style-name="ce23">
            <text:p>Prix unitaire (HT)</text:p>
          </table:table-cell>
          <table:table-cell office:value-type="string" table:style-name="ce24">
            <text:p>Prix unitaire (TTC)</text:p>
          </table:table-cell>
          <table:table-cell office:value-type="string" table:style-name="ce25">
            <text:p>Prix / K (TTC)</text:p>
          </table:table-cell>
          <table:table-cell office:value-type="string" table:style-name="ce26">
            <text:p>Prix total (TTC)</text:p>
          </table:table-cell>
          <table:table-cell table:number-columns-repeated="16365" table:style-name="ce27"/>
          <table:table-cell table:style-name="ce11"/>
          <table:table-cell table:style-name="ce28"/>
          <table:table-cell table:style-name="ce11"/>
          <table:table-cell table:number-columns-repeated="2" table:style-name="ce27"/>
        </table:table-row>
        <table:table-row table:style-name="ro4">
          <table:table-cell office:value-type="string" table:number-columns-spanned="1" table:number-rows-spanned="21" table:style-name="ce137">
            <text:p>Caisson</text:p>
          </table:table-cell>
          <table:table-cell office:value-type="string" table:number-columns-spanned="1" table:number-rows-spanned="15" table:style-name="ce138">
            <text:p>Matériel d’étanchéité</text:p>
          </table:table-cell>
          <table:table-cell office:value-type="string" table:style-name="ce29">
            <office:annotation draw:style-name="a0" svg:x="4.19444444444444in" svg:y="0.833333333333333in" svg:width="0.840277777777778in" svg:height="0.458333333333333in">
              <dc:creator>Come BEAUDOUIN</dc:creator>
              <text:p><text:span text:style-name="T1">Come BEAUDOUIN:</text:span><text:span text:style-name="T2"/></text:p>
              <text:p><text:span text:style-name="T2">240mm plutôt que 222mm car 222mm plus dispo</text:span></text:p>
            </office:annotation>
            <text:p>Tube 3’’ Acrylic 240 mm</text:p>
          </table:table-cell>
          <table:table-cell office:value-type="string" table:style-name="ce30">
            <text:p>Watertight Enclosure Tubes – 75 mm (3″) Cast Acrylic Plastic – 240 mm (9.5″) – 200 m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Rov Expert</text:p>
          </table:table-cell>
          <table:table-cell table:style-name="ce33"/>
          <table:table-cell office:value-type="string" table:style-name="ce34">
            <text:p><text:a xlink:href="https://rov-expert.fr/garage/cylindrical-locking-series-2-8/watertight-enclosure-tubes-75-mm-3-cast-acrylic-plastic-240-mm-9-5-200-m/">https://rov-expert.fr/garage/cylindrical-locking-series-2-8/watertight-enclosure-tubes-75-mm-3-cast-acrylic-plastic-240-mm-9-5-200-m/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4]*[.$L$1]" table:style-name="ce36">
            <text:p>1</text:p>
          </table:table-cell>
          <table:table-cell office:value-type="currency" office:value="150" table:style-name="ce37">
            <text:p>150.00 €</text:p>
          </table:table-cell>
          <table:table-cell office:value-type="currency" office:value="180" table:style-name="ce38">
            <text:p>180.00 €</text:p>
          </table:table-cell>
          <table:table-cell office:value-type="currency" office:value="180" table:formula="of:=[.L4]*[.I4]" table:style-name="ce39">
            <text:p>180.00 €</text:p>
          </table:table-cell>
          <table:table-cell office:value-type="currency" office:value="180" table:formula="of:=([.L4]*[.J4])" table:style-name="ce40">
            <text:p>180.00 €</text:p>
          </table:table-cell>
          <table:table-cell table:number-columns-repeated="16365" table:style-name="ce6"/>
          <table:table-cell table:number-columns-repeated="3" table:style-name="ce11"/>
          <table:table-cell table:number-columns-repeated="2" table:style-name="ce6"/>
        </table:table-row>
        <table:table-row table:style-name="ro4">
          <table:covered-table-cell/>
          <table:covered-table-cell/>
          <table:table-cell office:value-type="string" table:style-name="ce41">
            <text:p>Bride 3’’</text:p>
          </table:table-cell>
          <table:table-cell office:value-type="string" table:style-name="ce42">
            <text:p>O-Ring Flanges – 75 mm (3″)</text:p>
          </table:table-cell>
          <table:table-cell office:value-type="string" table:style-name="ce43">
            <text:p>BR-100647</text:p>
          </table:table-cell>
          <table:table-cell office:value-type="string" table:style-name="ce44">
            <text:p>Rov Expert</text:p>
          </table:table-cell>
          <table:table-cell table:style-name="ce45"/>
          <table:table-cell office:value-type="string" table:style-name="ce46">
            <text:p><text:a xlink:href="https://rov-expert.fr/garage/cylindrical-locking-series-2-8/o-ring-flanges-75-mm-3/">https://rov-expert.fr/garage/cylindrical-locking-series-2-8/o-ring-flanges-75-mm-3/</text:a></text:p>
          </table:table-cell>
          <table:table-cell office:value-type="float" office:value="2" table:style-name="ce35">
            <text:p>2</text:p>
          </table:table-cell>
          <table:table-cell office:value-type="float" office:value="2" table:formula="of:=[.I5]*[.$L$1]" table:style-name="ce47">
            <text:p>2</text:p>
          </table:table-cell>
          <table:table-cell office:value-type="currency" office:value="35" table:style-name="ce48">
            <text:p>35.00 €</text:p>
          </table:table-cell>
          <table:table-cell office:value-type="currency" office:value="42" table:style-name="ce49">
            <text:p>42.00 €</text:p>
          </table:table-cell>
          <table:table-cell office:value-type="currency" office:value="84" table:formula="of:=[.L5]*[.I5]" table:style-name="ce39">
            <text:p>84.00 €</text:p>
          </table:table-cell>
          <table:table-cell office:value-type="currency" office:value="84" table:formula="of:=([.L5]*[.J5])" table:style-name="ce40">
            <text:p>84.00 €</text:p>
          </table:table-cell>
          <table:table-cell table:number-columns-repeated="16366" table:style-name="ce50"/>
          <table:table-cell table:number-columns-repeated="3" table:style-name="ce11"/>
          <table:table-cell table:style-name="ce50"/>
        </table:table-row>
        <table:table-row table:style-name="ro4">
          <table:covered-table-cell/>
          <table:covered-table-cell/>
          <table:table-cell office:value-type="string" table:style-name="ce41">
            <text:p>Bouchon bride 4 trous</text:p>
          </table:table-cell>
          <table:table-cell office:value-type="string" table:style-name="ce51">
            <text:p>Watertight Enclosure End Caps, Domes, and Flange Caps – 75 mm (3″) End Cap – Aluminum – 4 x M10 Hole – 950m</text:p>
          </table:table-cell>
          <table:table-cell office:value-type="string" table:style-name="ce43">
            <text:p>BR-100949-004</text:p>
          </table:table-cell>
          <table:table-cell office:value-type="string" table:style-name="ce44">
            <text:p>Rov Expert</text:p>
          </table:table-cell>
          <table:table-cell table:style-name="ce45"/>
          <table:table-cell office:value-type="string" table:style-name="ce46">
            <text:p><text:a xlink:href="https://rov-expert.fr/garage/cylindrical-locking-series-2-8/watertight-enclosure-end-caps-domes-and-flange-caps-75-mm-3-end-cap-aluminum-4-x-m10-hole-950m/">https://rov-expert.fr/garage/cylindrical-locking-series-2-8/watertight-enclosure-end-caps-domes-and-flange-caps-75-mm-3-end-cap-aluminum-4-x-m10-hole-950m/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6]*[.$L$1]" table:style-name="ce47">
            <text:p>1</text:p>
          </table:table-cell>
          <table:table-cell office:value-type="currency" office:value="14" table:style-name="ce48">
            <text:p>14.00 €</text:p>
          </table:table-cell>
          <table:table-cell office:value-type="currency" office:value="16.8" table:style-name="ce49">
            <text:p>16.80 €</text:p>
          </table:table-cell>
          <table:table-cell office:value-type="currency" office:value="16.8" table:formula="of:=[.L6]*[.I6]" table:style-name="ce39">
            <text:p>16.80 €</text:p>
          </table:table-cell>
          <table:table-cell office:value-type="currency" office:value="16.8" table:formula="of:=([.L6]*[.J6])" table:style-name="ce40">
            <text:p>16.80 €</text:p>
          </table:table-cell>
          <table:table-cell table:number-columns-repeated="16366" table:style-name="ce50"/>
          <table:table-cell table:number-columns-repeated="3" table:style-name="ce11"/>
          <table:table-cell table:style-name="ce50"/>
        </table:table-row>
        <table:table-row table:style-name="ro4">
          <table:covered-table-cell/>
          <table:covered-table-cell/>
          <table:table-cell office:value-type="string" table:style-name="ce41">
            <text:p>Hublot</text:p>
          </table:table-cell>
          <table:table-cell office:value-type="string" table:style-name="ce42">
            <text:p>Watertight Enclosure End Caps, Domes, and Flange Caps – 75 mm (3″) End Cap – Acrylic – Blank – 400m</text:p>
          </table:table-cell>
          <table:table-cell office:value-type="string" table:style-name="ce43">
            <text:p>BR-100630</text:p>
          </table:table-cell>
          <table:table-cell office:value-type="string" table:style-name="ce44">
            <text:p>Rov Expert</text:p>
          </table:table-cell>
          <table:table-cell table:style-name="ce45"/>
          <table:table-cell office:value-type="string" table:style-name="ce46">
            <text:p><text:a xlink:href="https://rov-expert.fr/garage/cylindrical-locking-series-2-8/watertight-enclosure-end-caps-domes-and-flange-caps-75-mm-3-end-cap-acrylic-blank-400m/">https://rov-expert.fr/garage/cylindrical-locking-series-2-8/watertight-enclosure-end-caps-domes-and-flange-caps-75-mm-3-end-cap-acrylic-blank-400m/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7]*[.$L$1]" table:style-name="ce47">
            <text:p>1</text:p>
          </table:table-cell>
          <table:table-cell office:value-type="currency" office:value="15" table:style-name="ce48">
            <text:p>15.00 €</text:p>
          </table:table-cell>
          <table:table-cell office:value-type="currency" office:value="18" table:style-name="ce49">
            <text:p>18.00 €</text:p>
          </table:table-cell>
          <table:table-cell office:value-type="currency" office:value="18" table:formula="of:=[.L7]*[.I7]" table:style-name="ce39">
            <text:p>18.00 €</text:p>
          </table:table-cell>
          <table:table-cell office:value-type="currency" office:value="18" table:formula="of:=([.L7]*[.J7])" table:style-name="ce40">
            <text:p>18.00 €</text:p>
          </table:table-cell>
          <table:table-cell table:number-columns-repeated="16366" table:style-name="ce50"/>
          <table:table-cell table:number-columns-repeated="3" table:style-name="ce11"/>
          <table:table-cell table:style-name="ce50"/>
        </table:table-row>
        <table:table-row table:style-name="ro4">
          <table:covered-table-cell/>
          <table:covered-table-cell/>
          <table:table-cell office:value-type="string" table:style-name="ce41">
            <text:p>Switch ON/OFF</text:p>
          </table:table-cell>
          <table:table-cell office:value-type="string" table:style-name="ce42">
            <text:p>Switch</text:p>
          </table:table-cell>
          <table:table-cell office:value-type="string" table:style-name="ce43">
            <text:p>BR-100433</text:p>
          </table:table-cell>
          <table:table-cell office:value-type="string" table:style-name="ce44">
            <text:p>Rov Expert</text:p>
          </table:table-cell>
          <table:table-cell table:style-name="ce45"/>
          <table:table-cell office:value-type="string" table:style-name="ce46">
            <text:p><text:a xlink:href="https://rov-expert.fr/blue-robotics/227-Switch.html">https://rov-expert.fr/blue-robotics/227-Switch.html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8]*[.$L$1]" table:style-name="ce47">
            <text:p>1</text:p>
          </table:table-cell>
          <table:table-cell office:value-type="currency" office:value="25" table:style-name="ce48">
            <text:p>25.00 €</text:p>
          </table:table-cell>
          <table:table-cell office:value-type="currency" office:value="30" table:style-name="ce49">
            <text:p>30.00 €</text:p>
          </table:table-cell>
          <table:table-cell office:value-type="currency" office:value="30" table:formula="of:=[.L8]*[.I8]" table:style-name="ce39">
            <text:p>30.00 €</text:p>
          </table:table-cell>
          <table:table-cell office:value-type="currency" office:value="30" table:formula="of:=([.L8]*[.J8])" table:style-name="ce40">
            <text:p>30.00 €</text:p>
          </table:table-cell>
          <table:table-cell table:number-columns-repeated="16368" table:style-name="ce50"/>
          <table:table-cell table:style-name="ce11"/>
          <table:table-cell table:style-name="ce50"/>
        </table:table-row>
        <table:table-row table:style-name="ro4">
          <table:covered-table-cell/>
          <table:covered-table-cell/>
          <table:table-cell office:value-type="string" table:style-name="ce41">
            <text:p>Pressure relief<text:s/></text:p>
          </table:table-cell>
          <table:table-cell office:value-type="string" table:style-name="ce42">
            <text:p>M10 Enclosure Vent and Plug</text:p>
          </table:table-cell>
          <table:table-cell office:value-type="string" table:style-name="ce43">
            <text:p>BR-100783</text:p>
          </table:table-cell>
          <table:table-cell office:value-type="string" table:style-name="ce44">
            <text:p>Rov Expert</text:p>
          </table:table-cell>
          <table:table-cell table:style-name="ce45"/>
          <table:table-cell office:value-type="string" table:style-name="ce52">
            <text:p><text:a xlink:href="https://rov-expert.fr/blue-robotics/198-pressure-relief-valve.html">https://rov-expert.fr/blue-robotics/198-pressure-relief-valve.html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9]*[.$L$1]" table:style-name="ce47">
            <text:p>1</text:p>
          </table:table-cell>
          <table:table-cell office:value-type="currency" office:value="10" table:style-name="ce48">
            <text:p>10.00 €</text:p>
          </table:table-cell>
          <table:table-cell office:value-type="currency" office:value="12" table:style-name="ce49">
            <text:p>12.00 €</text:p>
          </table:table-cell>
          <table:table-cell office:value-type="currency" office:value="12" table:formula="of:=[.L9]*[.I9]" table:style-name="ce39">
            <text:p>12.00 €</text:p>
          </table:table-cell>
          <table:table-cell office:value-type="currency" office:value="12" table:formula="of:=([.L9]*[.J9])" table:style-name="ce40">
            <text:p>12.00 €</text:p>
          </table:table-cell>
          <table:table-cell table:number-columns-repeated="16366" table:style-name="ce50"/>
          <table:table-cell table:number-columns-repeated="3" table:style-name="ce11"/>
          <table:table-cell table:style-name="ce50"/>
        </table:table-row>
        <table:table-row table:style-name="ro4">
          <table:covered-table-cell/>
          <table:covered-table-cell/>
          <table:table-cell office:value-type="string" table:style-name="ce41">
            <text:p>Bouchon M10</text:p>
          </table:table-cell>
          <table:table-cell office:value-type="string" table:style-name="ce42">
            <text:p>WetLink Penetrator Blank (No Hole) (M10)</text:p>
          </table:table-cell>
          <table:table-cell office:value-type="string" table:style-name="ce43">
            <text:p>BR-100434-010</text:p>
          </table:table-cell>
          <table:table-cell office:value-type="string" table:style-name="ce44">
            <text:p>Rov Expert</text:p>
          </table:table-cell>
          <table:table-cell table:style-name="ce33"/>
          <table:table-cell office:value-type="string" table:style-name="ce46">
            <text:p><text:a xlink:href="https://rov-expert.fr/blue-robotics/293-wetlink-penetrator-blank-no-hole-m10.html">https://rov-expert.fr/blue-robotics/293-wetlink-penetrator-blank-no-hole-m10.html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10]*[.$L$1]" table:style-name="ce47">
            <text:p>1</text:p>
          </table:table-cell>
          <table:table-cell office:value-type="currency" office:value="6" table:style-name="ce48">
            <text:p>6.00 €</text:p>
          </table:table-cell>
          <table:table-cell office:value-type="currency" office:value="7.2" table:style-name="ce49">
            <text:p>7.20 €</text:p>
          </table:table-cell>
          <table:table-cell office:value-type="currency" office:value="7.2" table:formula="of:=[.L10]*[.I10]" table:style-name="ce39">
            <text:p>7.20 €</text:p>
          </table:table-cell>
          <table:table-cell office:value-type="currency" office:value="7.2" table:formula="of:=([.L10]*[.J10])" table:style-name="ce40">
            <text:p>7.20 €</text:p>
          </table:table-cell>
          <table:table-cell table:number-columns-repeated="16366" table:style-name="ce6"/>
          <table:table-cell table:number-columns-repeated="3" table:style-name="ce11"/>
          <table:table-cell table:style-name="ce6"/>
        </table:table-row>
        <table:table-row table:style-name="ro4">
          <table:covered-table-cell/>
          <table:covered-table-cell/>
          <table:table-cell office:value-type="string" table:style-name="ce53">
            <text:p>Bouchon pour connecteur mâle (partie 1)</text:p>
          </table:table-cell>
          <table:table-cell office:value-type="string" table:style-name="ce54">
            <text:p>Cobalt Series Dummy Plug</text:p>
          </table:table-cell>
          <table:table-cell office:value-type="string" table:style-name="ce55">
            <text:p>COB-1002</text:p>
          </table:table-cell>
          <table:table-cell office:value-type="string" table:style-name="ce56">
            <text:p>Rov Expert</text:p>
          </table:table-cell>
          <table:table-cell table:style-name="ce57"/>
          <table:table-cell office:value-type="string" table:style-name="ce58">
            <text:p><text:a xlink:href="https://rov-expert.fr/blue-trail-engineering/81-cobalt-dummy-plug.html">https://rov-expert.fr/blue-trail-engineering/81-cobalt-dummy-plug.html</text:a></text:p>
          </table:table-cell>
          <table:table-cell office:value-type="float" office:value="1" table:style-name="ce59">
            <text:p>1</text:p>
          </table:table-cell>
          <table:table-cell office:value-type="float" office:value="1" table:formula="of:=[.I11]*[.$L$1]" table:style-name="ce60">
            <text:p>1</text:p>
          </table:table-cell>
          <table:table-cell office:value-type="currency" office:value="9" table:style-name="ce61">
            <text:p>9.00 €</text:p>
          </table:table-cell>
          <table:table-cell office:value-type="currency" office:value="10.8" table:style-name="ce62">
            <text:p>10.80 €</text:p>
          </table:table-cell>
          <table:table-cell office:value-type="currency" office:value="10.8" table:formula="of:=[.L11]*[.I11]" table:style-name="ce63">
            <text:p>10.80 €</text:p>
          </table:table-cell>
          <table:table-cell office:value-type="currency" office:value="10.8" table:formula="of:=([.L11]*[.J11])" table:style-name="ce64">
            <text:p>10.80 €</text:p>
          </table:table-cell>
          <table:table-cell table:number-columns-repeated="16366" table:style-name="ce6"/>
          <table:table-cell table:number-columns-repeated="3" table:style-name="ce11"/>
          <table:table-cell table:style-name="ce6"/>
        </table:table-row>
        <table:table-row table:style-name="ro4">
          <table:covered-table-cell/>
          <table:covered-table-cell/>
          <table:table-cell office:value-type="string" table:style-name="ce53">
            <text:p>Bouchon pour connecteur mâle (partie 2)</text:p>
          </table:table-cell>
          <table:table-cell office:value-type="string" table:style-name="ce54">
            <text:p>Cobalt Series Locking Sleeve</text:p>
          </table:table-cell>
          <table:table-cell office:value-type="string" table:style-name="ce55">
            <text:p>COB-1001</text:p>
          </table:table-cell>
          <table:table-cell office:value-type="string" table:style-name="ce56">
            <text:p>Rov Expert</text:p>
          </table:table-cell>
          <table:table-cell table:style-name="ce65"/>
          <table:table-cell office:value-type="string" table:style-name="ce58">
            <text:p><text:a xlink:href="https://rov-expert.fr/blue-trail-engineering/80-cobalt-locking-sleeve.html">https://rov-expert.fr/blue-trail-engineering/80-cobalt-locking-sleeve.html</text:a></text:p>
          </table:table-cell>
          <table:table-cell office:value-type="float" office:value="1" table:style-name="ce59">
            <text:p>1</text:p>
          </table:table-cell>
          <table:table-cell office:value-type="float" office:value="1" table:formula="of:=[.I12]*[.$L$1]" table:style-name="ce60">
            <text:p>1</text:p>
          </table:table-cell>
          <table:table-cell office:value-type="currency" office:value="9" table:style-name="ce61">
            <text:p>9.00 €</text:p>
          </table:table-cell>
          <table:table-cell office:value-type="currency" office:value="10.8" table:style-name="ce62">
            <text:p>10.80 €</text:p>
          </table:table-cell>
          <table:table-cell office:value-type="currency" office:value="10.8" table:formula="of:=[.L12]*[.I12]" table:style-name="ce63">
            <text:p>10.80 €</text:p>
          </table:table-cell>
          <table:table-cell office:value-type="currency" office:value="10.8" table:formula="of:=([.L12]*[.J12])" table:style-name="ce64">
            <text:p>10.80 €</text:p>
          </table:table-cell>
          <table:table-cell table:number-columns-repeated="16366" table:style-name="ce50"/>
          <table:table-cell table:number-columns-repeated="3" table:style-name="ce11"/>
          <table:table-cell table:style-name="ce50"/>
        </table:table-row>
        <table:table-row table:style-name="ro4">
          <table:covered-table-cell/>
          <table:covered-table-cell/>
          <table:table-cell office:value-type="string" table:style-name="ce53">
            <text:p>Bouchon pour connecteur femelle</text:p>
          </table:table-cell>
          <table:table-cell office:value-type="string" table:style-name="ce54">
            <text:p>Cobalt Series Dummy Cap</text:p>
          </table:table-cell>
          <table:table-cell office:value-type="string" table:style-name="ce55">
            <text:p>COB-1003</text:p>
          </table:table-cell>
          <table:table-cell office:value-type="string" table:style-name="ce56">
            <text:p>Rov Expert</text:p>
          </table:table-cell>
          <table:table-cell table:style-name="ce57"/>
          <table:table-cell office:value-type="string" table:style-name="ce58">
            <text:p><text:a xlink:href="https://rov-expert.fr/blue-trail-engineering/82-cobalt-dummy-cap.html">https://rov-expert.fr/blue-trail-engineering/82-cobalt-dummy-cap.html</text:a></text:p>
          </table:table-cell>
          <table:table-cell office:value-type="float" office:value="1" table:style-name="ce59">
            <text:p>1</text:p>
          </table:table-cell>
          <table:table-cell office:value-type="float" office:value="1" table:formula="of:=[.I13]*[.$L$1]" table:style-name="ce60">
            <text:p>1</text:p>
          </table:table-cell>
          <table:table-cell office:value-type="currency" office:value="7" table:style-name="ce61">
            <text:p>7.00 €</text:p>
          </table:table-cell>
          <table:table-cell office:value-type="currency" office:value="8.4" table:style-name="ce62">
            <text:p>8.40 €</text:p>
          </table:table-cell>
          <table:table-cell office:value-type="currency" office:value="8.4" table:formula="of:=[.L13]*[.I13]" table:style-name="ce63">
            <text:p>8.40 €</text:p>
          </table:table-cell>
          <table:table-cell office:value-type="currency" office:value="8.4" table:formula="of:=([.L13]*[.J13])" table:style-name="ce64">
            <text:p>8.40 €</text:p>
          </table:table-cell>
          <table:table-cell table:number-columns-repeated="16366" table:style-name="ce6"/>
          <table:table-cell table:number-columns-repeated="3" table:style-name="ce11"/>
          <table:table-cell table:style-name="ce6"/>
        </table:table-row>
        <table:table-row table:style-name="ro4">
          <table:covered-table-cell/>
          <table:covered-table-cell/>
          <table:table-cell office:value-type="string" table:style-name="ce53">
            <text:p>Connecteur mâle 3 pin power</text:p>
          </table:table-cell>
          <table:table-cell office:value-type="string" table:style-name="ce54">
            <text:p>Cobalt 3Power-pin Bulkhead Connector</text:p>
          </table:table-cell>
          <table:table-cell office:value-type="string" table:style-name="ce55">
            <text:p>COB-113P0-SS</text:p>
          </table:table-cell>
          <table:table-cell office:value-type="string" table:style-name="ce56">
            <text:p>Rov Expert</text:p>
          </table:table-cell>
          <table:table-cell table:style-name="ce65"/>
          <table:table-cell office:value-type="string" table:style-name="ce58">
            <text:p><text:a xlink:href="https://rov-expert.fr/blue-trail-engineering/86-cobalt-bulkhead-connector-m10-3-pin-power.html">https://rov-expert.fr/blue-trail-engineering/86-cobalt-bulkhead-connector-m10-3-pin-power.html</text:a></text:p>
          </table:table-cell>
          <table:table-cell office:value-type="float" office:value="1" table:style-name="ce59">
            <text:p>1</text:p>
          </table:table-cell>
          <table:table-cell office:value-type="float" office:value="1" table:formula="of:=[.I14]*[.$L$1]" table:style-name="ce60">
            <text:p>1</text:p>
          </table:table-cell>
          <table:table-cell office:value-type="currency" office:value="46" table:style-name="ce61">
            <text:p>46.00 €</text:p>
          </table:table-cell>
          <table:table-cell office:value-type="currency" office:value="55.2" table:style-name="ce62">
            <text:p>55.20 €</text:p>
          </table:table-cell>
          <table:table-cell office:value-type="currency" office:value="55.2" table:formula="of:=[.L14]*[.I14]" table:style-name="ce63">
            <text:p>55.20 €</text:p>
          </table:table-cell>
          <table:table-cell office:value-type="currency" office:value="55.2" table:formula="of:=([.L14]*[.J14])" table:style-name="ce64">
            <text:p>55.20 €</text:p>
          </table:table-cell>
          <table:table-cell table:number-columns-repeated="16366" table:style-name="ce50"/>
          <table:table-cell table:number-columns-repeated="3" table:style-name="ce11"/>
          <table:table-cell table:style-name="ce50"/>
        </table:table-row>
        <table:table-row table:style-name="ro4">
          <table:covered-table-cell/>
          <table:covered-table-cell/>
          <table:table-cell office:value-type="string" table:style-name="ce66">
            <text:p>Connecteur mâle 4 pin</text:p>
          </table:table-cell>
          <table:table-cell office:value-type="string" table:style-name="ce67">
            <text:p>Cobalt 4-pin Bulkhead Connector</text:p>
          </table:table-cell>
          <table:table-cell office:value-type="string" table:style-name="ce68">
            <text:p>COB-1140-SS</text:p>
          </table:table-cell>
          <table:table-cell office:value-type="string" table:style-name="ce69">
            <text:p>Rov Expert</text:p>
          </table:table-cell>
          <table:table-cell table:style-name="ce70"/>
          <table:table-cell office:value-type="string" table:style-name="ce71">
            <text:p>-</text:p>
          </table:table-cell>
          <table:table-cell office:value-type="float" office:value="0" table:style-name="ce72">
            <text:p>0</text:p>
          </table:table-cell>
          <table:table-cell office:value-type="float" office:value="0" table:formula="of:=[.I15]*[.$L$1]" table:style-name="ce73">
            <text:p>0</text:p>
          </table:table-cell>
          <table:table-cell office:value-type="currency" office:value="55" table:style-name="ce74">
            <text:p>55.00 €</text:p>
          </table:table-cell>
          <table:table-cell office:value-type="currency" office:value="66" table:style-name="ce75">
            <text:p>66.00 €</text:p>
          </table:table-cell>
          <table:table-cell office:value-type="currency" office:value="0" table:formula="of:=[.L15]*[.I15]" table:style-name="ce76">
            <text:p>0.00 €</text:p>
          </table:table-cell>
          <table:table-cell office:value-type="currency" office:value="0" table:formula="of:=([.L15]*[.J15])" table:style-name="ce77">
            <text:p>0.00 €</text:p>
          </table:table-cell>
          <table:table-cell table:number-columns-repeated="16366" table:style-name="ce50"/>
          <table:table-cell table:number-columns-repeated="3" table:style-name="ce11"/>
          <table:table-cell table:style-name="ce50"/>
        </table:table-row>
        <table:table-row table:style-name="ro4">
          <table:covered-table-cell/>
          <table:covered-table-cell/>
          <table:table-cell office:value-type="string" table:style-name="ce53">
            <text:p>Connecteur femelle + câble fils nus 3 pin power</text:p>
          </table:table-cell>
          <table:table-cell office:value-type="string" table:style-name="ce54">
            <text:p>Single ended Cable 3 pin power</text:p>
          </table:table-cell>
          <table:table-cell office:value-type="string" table:style-name="ce55">
            <text:p>COB-123P1</text:p>
          </table:table-cell>
          <table:table-cell office:value-type="string" table:style-name="ce56">
            <text:p>Rov Expert</text:p>
          </table:table-cell>
          <table:table-cell table:style-name="ce57"/>
          <table:table-cell office:value-type="string" table:style-name="ce58">
            <text:p><text:a xlink:href="https://rov-expert.fr/blue-trail-engineering/476-cobalt-3-pin-power-connector-on-1-meter-cable-single-ended.html">https://rov-expert.fr/blue-trail-engineering/476-cobalt-3-pin-power-connector-on-1-meter-cable-single-ended.html</text:a></text:p>
          </table:table-cell>
          <table:table-cell office:value-type="float" office:value="1" table:style-name="ce59">
            <text:p>1</text:p>
          </table:table-cell>
          <table:table-cell office:value-type="float" office:value="1" table:formula="of:=[.I16]*[.$L$1]" table:style-name="ce60">
            <text:p>1</text:p>
          </table:table-cell>
          <table:table-cell office:value-type="currency" office:value="49" table:style-name="ce61">
            <text:p>49.00 €</text:p>
          </table:table-cell>
          <table:table-cell office:value-type="currency" office:value="58.8" table:style-name="ce62">
            <text:p>58.80 €</text:p>
          </table:table-cell>
          <table:table-cell office:value-type="currency" office:value="58.8" table:formula="of:=[.L16]*[.I16]" table:style-name="ce63">
            <text:p>58.80 €</text:p>
          </table:table-cell>
          <table:table-cell office:value-type="currency" office:value="58.8" table:formula="of:=([.L16]*[.J16])" table:style-name="ce64">
            <text:p>58.80 €</text:p>
          </table:table-cell>
          <table:table-cell table:number-columns-repeated="16366" table:style-name="ce6"/>
          <table:table-cell table:number-columns-repeated="3" table:style-name="ce11"/>
          <table:table-cell table:style-name="ce6"/>
        </table:table-row>
        <table:table-row table:style-name="ro4">
          <table:covered-table-cell/>
          <table:covered-table-cell/>
          <table:table-cell office:value-type="string" table:style-name="ce66">
            <text:p>Connecteur femelle + câble fils nus 4 pin</text:p>
          </table:table-cell>
          <table:table-cell office:value-type="string" table:style-name="ce67">
            <text:p>Single ended Cable 4 pin</text:p>
          </table:table-cell>
          <table:table-cell office:value-type="string" table:style-name="ce68">
            <text:p>COB-1241-SS</text:p>
          </table:table-cell>
          <table:table-cell office:value-type="string" table:style-name="ce69">
            <text:p>Rov Expert</text:p>
          </table:table-cell>
          <table:table-cell table:style-name="ce70"/>
          <table:table-cell office:value-type="string" table:style-name="ce71">
            <text:p>-</text:p>
          </table:table-cell>
          <table:table-cell office:value-type="float" office:value="0" table:style-name="ce72">
            <text:p>0</text:p>
          </table:table-cell>
          <table:table-cell office:value-type="float" office:value="0" table:formula="of:=[.I17]*[.$L$1]" table:style-name="ce73">
            <text:p>0</text:p>
          </table:table-cell>
          <table:table-cell office:value-type="currency" office:value="61" table:style-name="ce74">
            <text:p>61.00 €</text:p>
          </table:table-cell>
          <table:table-cell office:value-type="currency" office:value="73.2" table:style-name="ce75">
            <text:p>73.20 €</text:p>
          </table:table-cell>
          <table:table-cell office:value-type="currency" office:value="0" table:formula="of:=[.L17]*[.I17]" table:style-name="ce76">
            <text:p>0.00 €</text:p>
          </table:table-cell>
          <table:table-cell office:value-type="currency" office:value="0" table:formula="of:=([.L17]*[.J17])" table:style-name="ce77">
            <text:p>0.00 €</text:p>
          </table:table-cell>
          <table:table-cell table:number-columns-repeated="16351" table:style-name="ce50"/>
          <table:table-cell table:number-columns-repeated="12" table:style-name="ce50"/>
          <table:table-cell table:number-columns-repeated="6" table:style-name="ce11"/>
          <table:table-cell table:style-name="ce50"/>
        </table:table-row>
        <table:table-row table:style-name="ro4">
          <table:covered-table-cell/>
          <table:covered-table-cell/>
          <table:table-cell office:value-type="string" table:style-name="ce66">
            <text:p>Double femelle + câble 4 pin</text:p>
          </table:table-cell>
          <table:table-cell office:value-type="string" table:style-name="ce67">
            <text:p>Double ended Cable 4 pin</text:p>
          </table:table-cell>
          <table:table-cell office:value-type="string" table:style-name="ce68">
            <text:p>COB-1341-SS</text:p>
          </table:table-cell>
          <table:table-cell office:value-type="string" table:style-name="ce69">
            <text:p>Rov Expert</text:p>
          </table:table-cell>
          <table:table-cell table:style-name="ce70"/>
          <table:table-cell office:value-type="string" table:style-name="ce71">
            <text:p>-</text:p>
          </table:table-cell>
          <table:table-cell office:value-type="float" office:value="0" table:style-name="ce72">
            <text:p>0</text:p>
          </table:table-cell>
          <table:table-cell office:value-type="float" office:value="0" table:formula="of:=[.I18]*[.$L$1]" table:style-name="ce73">
            <text:p>0</text:p>
          </table:table-cell>
          <table:table-cell office:value-type="currency" office:value="115" table:style-name="ce74">
            <text:p>115.00 €</text:p>
          </table:table-cell>
          <table:table-cell office:value-type="currency" office:value="138" table:style-name="ce75">
            <text:p>138.00 €</text:p>
          </table:table-cell>
          <table:table-cell office:value-type="currency" office:value="0" table:formula="of:=[.L18]*[.I18]" table:style-name="ce76">
            <text:p>0.00 €</text:p>
          </table:table-cell>
          <table:table-cell office:value-type="currency" office:value="0" table:formula="of:=([.L18]*[.J18])" table:style-name="ce77">
            <text:p>0.00 €</text:p>
          </table:table-cell>
          <table:table-cell table:number-columns-repeated="16351" table:style-name="ce50"/>
          <table:table-cell table:number-columns-repeated="12" table:style-name="ce50"/>
          <table:table-cell table:number-columns-repeated="6" table:style-name="ce11"/>
          <table:table-cell table:style-name="ce50"/>
        </table:table-row>
        <table:table-row table:style-name="ro4">
          <table:covered-table-cell/>
          <table:table-cell table:style-name="ce78"/>
          <table:table-cell table:style-name="ce79"/>
          <table:table-cell table:style-name="ce80"/>
          <table:table-cell table:number-columns-repeated="2" table:style-name="ce81"/>
          <table:table-cell table:style-name="ce82"/>
          <table:table-cell table:style-name="ce81"/>
          <table:table-cell table:style-name="ce83"/>
          <table:table-cell table:style-name="ce84"/>
          <table:table-cell table:style-name="ce85"/>
          <table:table-cell office:value-type="string" table:style-name="ce86">
            <text:p>Total (TTC)</text:p>
          </table:table-cell>
          <table:table-cell office:value-type="currency" office:value="492" table:formula="of:=SUM([.M4:.M18])" table:style-name="ce87">
            <text:p>492.00 €</text:p>
          </table:table-cell>
          <table:table-cell office:value-type="currency" office:value="492" table:formula="of:=SUM([.N4:.N18])" table:style-name="ce88">
            <text:p>492.00 €</text:p>
          </table:table-cell>
          <table:table-cell table:number-columns-repeated="16351" table:style-name="ce50"/>
          <table:table-cell table:number-columns-repeated="11" table:style-name="ce50"/>
          <table:table-cell table:number-columns-repeated="6" table:style-name="ce11"/>
          <table:table-cell table:number-columns-repeated="2" table:style-name="ce50"/>
        </table:table-row>
        <table:table-row table:style-name="ro4">
          <table:covered-table-cell/>
          <table:table-cell table:number-columns-repeated="2" table:style-name="ce89"/>
          <table:table-cell table:style-name="ce90"/>
          <table:table-cell table:number-columns-repeated="2" table:style-name="ce91"/>
          <table:table-cell table:style-name="ce92"/>
          <table:table-cell table:style-name="ce93"/>
          <table:table-cell table:style-name="ce83"/>
          <table:table-cell table:style-name="ce84"/>
          <table:table-cell table:style-name="ce93"/>
          <table:table-cell table:style-name="ce94"/>
          <table:table-cell table:style-name="ce95"/>
          <table:table-cell table:style-name="ce96"/>
          <table:table-cell table:number-columns-repeated="16351" table:style-name="ce11"/>
          <table:table-cell table:number-columns-repeated="19" table:style-name="ce11"/>
        </table:table-row>
        <table:table-row table:style-name="ro4">
          <table:covered-table-cell/>
          <table:table-cell office:value-type="string" table:style-name="ce97">
            <text:p>Chassis interne</text:p>
          </table:table-cell>
          <table:table-cell office:value-type="string" table:style-name="ce98">
            <text:p>Support en impression 3D</text:p>
          </table:table-cell>
          <table:table-cell office:value-type="string" table:style-name="ce99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9">
            <text:p>-</text:p>
          </table:table-cell>
          <table:table-cell table:style-name="ce100"/>
          <table:table-cell office:value-type="string" table:style-name="ce101">
            <text:p>-</text:p>
          </table:table-cell>
          <table:table-cell office:value-type="float" office:value="1" table:style-name="ce59">
            <text:p>1</text:p>
          </table:table-cell>
          <table:table-cell office:value-type="float" office:value="1" table:formula="of:=[.I21]*[.$L$1]" table:style-name="ce60">
            <text:p>1</text:p>
          </table:table-cell>
          <table:table-cell office:value-type="string" table:style-name="ce10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102">
            <text:p>-</text:p>
          </table:table-cell>
          <table:table-cell table:number-columns-repeated="16351" table:style-name="ce11"/>
          <table:table-cell table:number-columns-repeated="19" table:style-name="ce11"/>
        </table:table-row>
        <table:table-row table:style-name="ro4">
          <table:covered-table-cell/>
          <table:table-cell table:style-name="ce93"/>
          <table:table-cell table:style-name="ce103"/>
          <table:table-cell table:style-name="ce90"/>
          <table:table-cell table:number-columns-repeated="2" table:style-name="ce93"/>
          <table:table-cell table:style-name="ce104"/>
          <table:table-cell table:style-name="ce93"/>
          <table:table-cell table:style-name="ce83"/>
          <table:table-cell table:style-name="ce84"/>
          <table:table-cell table:style-name="ce93"/>
          <table:table-cell office:value-type="string" table:style-name="ce86">
            <text:p>Total (TTC)</text:p>
          </table:table-cell>
          <table:table-cell table:style-name="ce105"/>
          <table:table-cell office:value-type="currency" office:value="0" table:formula="of:=SUM([.N21])" table:style-name="ce88">
            <text:p>0.00 €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table-cell table:style-name="ce93"/>
          <table:table-cell table:style-name="ce103"/>
          <table:table-cell table:style-name="ce90"/>
          <table:table-cell table:number-columns-repeated="2" table:style-name="ce93"/>
          <table:table-cell table:style-name="ce104"/>
          <table:table-cell table:style-name="ce93"/>
          <table:table-cell table:style-name="ce83"/>
          <table:table-cell table:style-name="ce84"/>
          <table:table-cell table:number-columns-repeated="2" table:style-name="ce93"/>
          <table:table-cell table:style-name="ce95"/>
          <table:table-cell table:style-name="ce106"/>
          <table:table-cell table:number-columns-repeated="16351" table:style-name="ce6"/>
          <table:table-cell table:number-columns-repeated="6" table:style-name="ce11"/>
          <table:table-cell table:number-columns-repeated="13" table:style-name="ce6"/>
        </table:table-row>
        <table:table-row table:style-name="ro4">
          <table:covered-table-cell/>
          <table:table-cell office:value-type="string" table:style-name="ce97">
            <text:p>Visserie</text:p>
          </table:table-cell>
          <table:table-cell office:value-type="string" table:style-name="ce107">
            <text:p>-</text:p>
          </table:table-cell>
          <table:table-cell office:value-type="string" table:style-name="ce99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9">
            <text:p>-</text:p>
          </table:table-cell>
          <table:table-cell table:style-name="ce57"/>
          <table:table-cell office:value-type="string" table:style-name="ce101">
            <text:p>-</text:p>
          </table:table-cell>
          <table:table-cell office:value-type="float" office:value="0" table:style-name="ce59">
            <text:p>0</text:p>
          </table:table-cell>
          <table:table-cell office:value-type="float" office:value="0" table:formula="of:=[.I24]*[.$L$1]" table:style-name="ce60">
            <text:p>0</text:p>
          </table:table-cell>
          <table:table-cell office:value-type="string" table:style-name="ce10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102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style-name="ce108"/>
          <table:table-cell table:style-name="ce93"/>
          <table:table-cell table:style-name="ce103"/>
          <table:table-cell table:style-name="ce90"/>
          <table:table-cell table:number-columns-repeated="2" table:style-name="ce93"/>
          <table:table-cell table:style-name="ce104"/>
          <table:table-cell table:style-name="ce93"/>
          <table:table-cell table:style-name="ce83"/>
          <table:table-cell table:style-name="ce84"/>
          <table:table-cell table:style-name="ce93"/>
          <table:table-cell office:value-type="string" table:style-name="ce86">
            <text:p>Total (TTC)</text:p>
          </table:table-cell>
          <table:table-cell table:style-name="ce105"/>
          <table:table-cell office:value-type="currency" office:value="0" table:formula="of:=SUM([.N24])" table:style-name="ce88">
            <text:p>0.00 €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style-name="ce108"/>
          <table:table-cell table:style-name="ce93"/>
          <table:table-cell table:style-name="ce103"/>
          <table:table-cell table:style-name="ce90"/>
          <table:table-cell table:number-columns-repeated="2" table:style-name="ce93"/>
          <table:table-cell table:style-name="ce104"/>
          <table:table-cell table:style-name="ce93"/>
          <table:table-cell table:style-name="ce83"/>
          <table:table-cell table:style-name="ce84"/>
          <table:table-cell table:number-columns-repeated="2" table:style-name="ce93"/>
          <table:table-cell table:style-name="ce95"/>
          <table:table-cell table:style-name="ce106"/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office:value-type="string" table:number-columns-spanned="1" table:number-rows-spanned="23" table:style-name="ce139">
            <text:p>Electrique</text:p>
          </table:table-cell>
          <table:table-cell office:value-type="string" table:number-columns-spanned="1" table:number-rows-spanned="6" table:style-name="ce140">
            <text:p>Electronique</text:p>
          </table:table-cell>
          <table:table-cell office:value-type="string" table:style-name="ce98">
            <text:p>Raspberry Pi 3b+/4</text:p>
          </table:table-cell>
          <table:table-cell office:value-type="string" table:style-name="ce99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9">
            <text:p>-</text:p>
          </table:table-cell>
          <table:table-cell table:style-name="ce57"/>
          <table:table-cell office:value-type="string" table:style-name="ce101">
            <text:p>-</text:p>
          </table:table-cell>
          <table:table-cell office:value-type="float" office:value="0" table:style-name="ce59">
            <text:p>0</text:p>
          </table:table-cell>
          <table:table-cell office:value-type="float" office:value="0" table:formula="of:=[.I27]*[.$L$1]" table:style-name="ce60">
            <text:p>0</text:p>
          </table:table-cell>
          <table:table-cell office:value-type="string" table:style-name="ce10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102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98">
            <text:p>Caméra Pi grand angle</text:p>
          </table:table-cell>
          <table:table-cell office:value-type="string" table:style-name="ce99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9">
            <text:p>-</text:p>
          </table:table-cell>
          <table:table-cell table:style-name="ce57"/>
          <table:table-cell office:value-type="string" table:style-name="ce101">
            <text:p>-</text:p>
          </table:table-cell>
          <table:table-cell office:value-type="float" office:value="0" table:style-name="ce59">
            <text:p>0</text:p>
          </table:table-cell>
          <table:table-cell office:value-type="float" office:value="0" table:formula="of:=[.I28]*[.$L$1]" table:style-name="ce60">
            <text:p>0</text:p>
          </table:table-cell>
          <table:table-cell office:value-type="string" table:style-name="ce10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102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98">
            <text:p>Module RTC</text:p>
          </table:table-cell>
          <table:table-cell office:value-type="string" table:style-name="ce99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9">
            <text:p>-</text:p>
          </table:table-cell>
          <table:table-cell table:style-name="ce57"/>
          <table:table-cell office:value-type="string" table:style-name="ce101">
            <text:p>-</text:p>
          </table:table-cell>
          <table:table-cell office:value-type="float" office:value="0" table:style-name="ce59">
            <text:p>0</text:p>
          </table:table-cell>
          <table:table-cell office:value-type="float" office:value="0" table:formula="of:=[.I29]*[.$L$1]" table:style-name="ce60">
            <text:p>0</text:p>
          </table:table-cell>
          <table:table-cell office:value-type="string" table:style-name="ce10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102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98">
            <text:p>Microcontrôleur STM32 nucléo</text:p>
          </table:table-cell>
          <table:table-cell office:value-type="string" table:style-name="ce99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9">
            <text:p>-</text:p>
          </table:table-cell>
          <table:table-cell table:style-name="ce100"/>
          <table:table-cell office:value-type="string" table:style-name="ce101">
            <text:p>-</text:p>
          </table:table-cell>
          <table:table-cell office:value-type="float" office:value="0" table:style-name="ce59">
            <text:p>0</text:p>
          </table:table-cell>
          <table:table-cell office:value-type="float" office:value="0" table:formula="of:=[.I30]*[.$L$1]" table:style-name="ce60">
            <text:p>0</text:p>
          </table:table-cell>
          <table:table-cell office:value-type="string" table:style-name="ce109">
            <text:p>-</text:p>
          </table:table-cell>
          <table:table-cell office:value-type="string" table:style-name="ce110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111">
            <text:p>-</text:p>
          </table:table-cell>
          <table:table-cell table:number-columns-repeated="16351" table:style-name="ce11"/>
          <table:table-cell table:number-columns-repeated="19" table:style-name="ce11"/>
        </table:table-row>
        <table:table-row table:style-name="ro4">
          <table:covered-table-cell/>
          <table:covered-table-cell/>
          <table:table-cell office:value-type="string" table:style-name="ce98">
            <text:p>Carte micro-SD 256Go</text:p>
          </table:table-cell>
          <table:table-cell office:value-type="string" table:style-name="ce99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9">
            <text:p>-</text:p>
          </table:table-cell>
          <table:table-cell table:style-name="ce57"/>
          <table:table-cell office:value-type="string" table:style-name="ce101">
            <text:p>-</text:p>
          </table:table-cell>
          <table:table-cell office:value-type="float" office:value="0" table:style-name="ce59">
            <text:p>0</text:p>
          </table:table-cell>
          <table:table-cell office:value-type="float" office:value="0" table:formula="of:=[.I31]*[.$L$1]" table:style-name="ce60">
            <text:p>0</text:p>
          </table:table-cell>
          <table:table-cell office:value-type="string" table:style-name="ce10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102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98">
            <text:p>Carte électronique</text:p>
          </table:table-cell>
          <table:table-cell office:value-type="string" table:style-name="ce99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9">
            <text:p>-</text:p>
          </table:table-cell>
          <table:table-cell table:style-name="ce57"/>
          <table:table-cell office:value-type="string" table:style-name="ce101">
            <text:p>-</text:p>
          </table:table-cell>
          <table:table-cell office:value-type="float" office:value="0" table:style-name="ce59">
            <text:p>0</text:p>
          </table:table-cell>
          <table:table-cell office:value-type="float" office:value="0" table:formula="of:=[.I32]*[.$L$1]" table:style-name="ce60">
            <text:p>0</text:p>
          </table:table-cell>
          <table:table-cell office:value-type="string" table:style-name="ce10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102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table-cell table:style-name="ce93"/>
          <table:table-cell table:style-name="ce103"/>
          <table:table-cell table:style-name="ce90"/>
          <table:table-cell table:number-columns-repeated="2" table:style-name="ce93"/>
          <table:table-cell table:style-name="ce104"/>
          <table:table-cell table:style-name="ce93"/>
          <table:table-cell table:style-name="ce83"/>
          <table:table-cell table:style-name="ce84"/>
          <table:table-cell table:style-name="ce93"/>
          <table:table-cell office:value-type="string" table:style-name="ce86">
            <text:p>Total (TTC)</text:p>
          </table:table-cell>
          <table:table-cell table:style-name="ce105"/>
          <table:table-cell office:value-type="currency" office:value="0" table:formula="of:=SUM([.N27:.N32])" table:style-name="ce88">
            <text:p>0.0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table-cell table:style-name="ce93"/>
          <table:table-cell table:style-name="ce103"/>
          <table:table-cell table:style-name="ce90"/>
          <table:table-cell table:number-columns-repeated="2" table:style-name="ce93"/>
          <table:table-cell table:style-name="ce104"/>
          <table:table-cell table:style-name="ce93"/>
          <table:table-cell table:style-name="ce83"/>
          <table:table-cell table:style-name="ce84"/>
          <table:table-cell table:number-columns-repeated="2" table:style-name="ce93"/>
          <table:table-cell table:style-name="ce95"/>
          <table:table-cell table:style-name="ce106"/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table-cell office:value-type="string" table:number-columns-spanned="1" table:number-rows-spanned="15" table:style-name="ce140">
            <text:p>Batterie</text:p>
          </table:table-cell>
          <table:table-cell office:value-type="string" table:style-name="ce112">
            <text:p>Cellules 18650 3450 mAh</text:p>
          </table:table-cell>
          <table:table-cell office:value-type="string" table:style-name="ce113">
            <text:p>Pile rechargeable spéciale 18650 Samsung S9009316342928 résiste aux courants élevés, à tête plate Li-Ion 3.6 V 3450 mAh</text:p>
          </table:table-cell>
          <table:table-cell office:value-type="string" table:style-name="ce33">
            <text:p>-</text:p>
          </table:table-cell>
          <table:table-cell office:value-type="string" table:style-name="ce44">
            <text:p>Conrad</text:p>
          </table:table-cell>
          <table:table-cell table:style-name="ce33"/>
          <table:table-cell office:value-type="string" table:style-name="ce46">
            <text:p><text:a xlink:href="https://www.conrad.fr/fr/p/pile-rechargeable-speciale-18650-samsung-s9009316342928-resiste-aux-courants-eleves-a-tete-plate-li-ion-3-6-v-3450-mah-1499572.html">https://www.conrad.fr/fr/p/pile-rechargeable-speciale-18650-samsung-s9009316342928-resiste-aux-courants-eleves-a-tete-plate-li-ion-3-6-v-3450-mah-1499572.html</text:a></text:p>
          </table:table-cell>
          <table:table-cell office:value-type="float" office:value="6" table:style-name="ce35">
            <text:p>6</text:p>
          </table:table-cell>
          <table:table-cell office:value-type="float" office:value="6" table:formula="of:=[.I35]*[.$L$1]" table:style-name="ce47">
            <text:p>6</text:p>
          </table:table-cell>
          <table:table-cell office:value-type="currency" office:value="9.83" table:style-name="ce48">
            <text:p>9.83 €</text:p>
          </table:table-cell>
          <table:table-cell office:value-type="currency" office:value="11.795999999999999" table:formula="of:=[.K35]*1.2" table:style-name="ce49">
            <text:p>11.80 €</text:p>
          </table:table-cell>
          <table:table-cell office:value-type="currency" office:value="70.775999999999996" table:formula="of:=[.L35]*[.I35]" table:style-name="ce39">
            <text:p>70.78 €</text:p>
          </table:table-cell>
          <table:table-cell office:value-type="currency" office:value="70.775999999999996" table:formula="of:=[.L35]*[.J35]" table:style-name="ce114">
            <text:p>70.78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2">
            <text:p>BMS 3S</text:p>
          </table:table-cell>
          <table:table-cell office:value-type="string" table:style-name="ce113">
            <text:p>Circuit de protection BMS 3S avec fonction d'équilibrage (OT3568)</text:p>
          </table:table-cell>
          <table:table-cell office:value-type="string" table:style-name="ce33">
            <text:p>-</text:p>
          </table:table-cell>
          <table:table-cell office:value-type="string" table:style-name="ce115">
            <text:p>Otronic</text:p>
          </table:table-cell>
          <table:table-cell table:style-name="ce33"/>
          <table:table-cell office:value-type="string" table:style-name="ce46">
            <text:p><text:a xlink:href="https://www.otronic.nl/fr/circuit-de-protection-bms-3s-avec-fonction-dequili.html">https://www.otronic.nl/fr/circuit-de-protection-bms-3s-avec-fonction-dequili.html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36]*[.$L$1]" table:style-name="ce47">
            <text:p>1</text:p>
          </table:table-cell>
          <table:table-cell office:value-type="string" table:style-name="ce48">
            <text:p>-</text:p>
          </table:table-cell>
          <table:table-cell office:value-type="currency" office:value="2.5" table:style-name="ce49">
            <text:p>2.50 €</text:p>
          </table:table-cell>
          <table:table-cell office:value-type="currency" office:value="2.5" table:formula="of:=[.L36]*[.I36]" table:style-name="ce39">
            <text:p>2.50 €</text:p>
          </table:table-cell>
          <table:table-cell office:value-type="currency" office:value="2.5" table:formula="of:=[.L36]*[.J36]" table:style-name="ce114">
            <text:p>2.5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2">
            <text:p>Chargeur 45W</text:p>
          </table:table-cell>
          <table:table-cell office:value-type="string" table:style-name="ce113">
            <text:p>Zolt 45W Adaptateur d’Alimentation Universel AC à DC 5V 6V 7.5V 9V 12V 13.5V 15V 1A 2A 3A Transformateur d'alimentation à Découpage avec 10 Connecteurs DC pour électroniques Ménagers, 3000mA Max.</text:p>
          </table:table-cell>
          <table:table-cell office:value-type="string" table:style-name="ce33">
            <text:p>-</text:p>
          </table:table-cell>
          <table:table-cell office:value-type="string" table:style-name="ce115">
            <text:p>Amazon</text:p>
          </table:table-cell>
          <table:table-cell table:style-name="ce33"/>
          <table:table-cell office:value-type="string" table:style-name="ce46">
            <text:p><text:a xlink:href="https://www.amazon.fr/Zolt-dAlimentation-Transformateur-dalimentation-électroniques/dp/B0932Y7CXJ">https://www.amazon.fr/Zolt-dAlimentation-Transformateur-dalimentation-%C3%A9lectroniques/dp/B0932Y7CXJ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37]*[.$L$1]" table:style-name="ce47">
            <text:p>1</text:p>
          </table:table-cell>
          <table:table-cell office:value-type="string" table:style-name="ce116">
            <text:p>-</text:p>
          </table:table-cell>
          <table:table-cell office:value-type="currency" office:value="19.52" table:style-name="ce49">
            <text:p>19.52 €</text:p>
          </table:table-cell>
          <table:table-cell office:value-type="currency" office:value="19.52" table:formula="of:=[.L37]*[.I37]" table:style-name="ce39">
            <text:p>19.52 €</text:p>
          </table:table-cell>
          <table:table-cell office:value-type="currency" office:value="19.52" table:formula="of:=[.L37]*[.J37]" table:style-name="ce114">
            <text:p>19.52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2">
            <text:p>Convertisseur 5V</text:p>
          </table:table-cell>
          <table:table-cell office:value-type="string" table:style-name="ce113">
            <text:p>Convertisseurs SUPERNIGHT Power Supply Transformer DC DC Step Down Voltage Reducer 12V~24V vers 5V 5A 25W dc Buck Converter Adjustable pour LED displays, Automotive, Electricity ect.</text:p>
          </table:table-cell>
          <table:table-cell office:value-type="string" table:style-name="ce33">
            <text:p>-</text:p>
          </table:table-cell>
          <table:table-cell office:value-type="string" table:style-name="ce115">
            <text:p>Amazon</text:p>
          </table:table-cell>
          <table:table-cell table:style-name="ce33"/>
          <table:table-cell office:value-type="string" table:style-name="ce46">
            <text:p><text:a xlink:href="https://www.amazon.fr/Supernight-Convertisseurs-Transformer-Adjustable-Electricity/dp/B079M9CHV9">https://www.amazon.fr/Supernight-Convertisseurs-Transformer-Adjustable-Electricity/dp/B079M9CHV9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38]*[.$L$1]" table:style-name="ce47">
            <text:p>1</text:p>
          </table:table-cell>
          <table:table-cell office:value-type="string" table:style-name="ce48">
            <text:p>-</text:p>
          </table:table-cell>
          <table:table-cell office:value-type="currency" office:value="16.32" table:style-name="ce49">
            <text:p>16.32 €</text:p>
          </table:table-cell>
          <table:table-cell office:value-type="currency" office:value="16.32" table:formula="of:=[.L38]*[.I38]" table:style-name="ce39">
            <text:p>16.32 €</text:p>
          </table:table-cell>
          <table:table-cell office:value-type="currency" office:value="16.32" table:formula="of:=[.L38]*[.J38]" table:style-name="ce114">
            <text:p>16.32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2">
            <text:p>Connecteurs XT30</text:p>
          </table:table-cell>
          <table:table-cell office:value-type="string" table:style-name="ce113">
            <text:p>YIXISI 15 Paires XT30 Batterie Connecteur, XT30 Connecteur mâle et Femelle, avec Thermorétractable Tube, pour RC Lipo Battery</text:p>
          </table:table-cell>
          <table:table-cell office:value-type="string" table:style-name="ce33">
            <text:p>-</text:p>
          </table:table-cell>
          <table:table-cell office:value-type="string" table:style-name="ce44">
            <text:p>Amazon</text:p>
          </table:table-cell>
          <table:table-cell table:style-name="ce33"/>
          <table:table-cell office:value-type="string" table:style-name="ce46">
            <text:p><text:a xlink:href="https://www.amazon.fr/YIXISI-Batterie-Connecteur-Femelle-Thermorétractable/dp/B0CF898DV3">https://www.amazon.fr/YIXISI-Batterie-Connecteur-Femelle-Thermor%C3%A9tractable/dp/B0CF898DV3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39]*[.$L$1]" table:style-name="ce47">
            <text:p>1</text:p>
          </table:table-cell>
          <table:table-cell office:value-type="string" table:style-name="ce48">
            <text:p>-</text:p>
          </table:table-cell>
          <table:table-cell office:value-type="currency" office:value="8.99" table:style-name="ce49">
            <text:p>8.99 €</text:p>
          </table:table-cell>
          <table:table-cell office:value-type="currency" office:value="8.99" table:formula="of:=[.L39]*[.I39]" table:style-name="ce39">
            <text:p>8.99 €</text:p>
          </table:table-cell>
          <table:table-cell office:value-type="currency" office:value="8.99" table:formula="of:=[.L39]*[.J39]" table:style-name="ce114">
            <text:p>8.99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2">
            <text:p>Bande de nickel</text:p>
          </table:table-cell>
          <table:table-cell office:value-type="string" table:style-name="ce113">
            <text:p>Plaque Nickel Bande Ruban 0,15 x 8 mm Bande de Nickel pour batterie 18650 Spot Soudure Compatible pour Spot Soudeur Mach</text:p>
          </table:table-cell>
          <table:table-cell office:value-type="string" table:style-name="ce33">
            <text:p>-</text:p>
          </table:table-cell>
          <table:table-cell office:value-type="string" table:style-name="ce115">
            <text:p>Amazon</text:p>
          </table:table-cell>
          <table:table-cell table:style-name="ce33"/>
          <table:table-cell office:value-type="string" table:style-name="ce46">
            <text:p><text:a xlink:href="https://www.amazon.fr/Plaque-batterie-Soudure-Compatible-Soudeur/dp/B09TT4KMLB">https://www.amazon.fr/Plaque-batterie-Soudure-Compatible-Soudeur/dp/B09TT4KMLB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40]*[.$L$1]" table:style-name="ce47">
            <text:p>1</text:p>
          </table:table-cell>
          <table:table-cell office:value-type="string" table:style-name="ce48">
            <text:p>-</text:p>
          </table:table-cell>
          <table:table-cell office:value-type="currency" office:value="9.99" table:style-name="ce49">
            <text:p>9.99 €</text:p>
          </table:table-cell>
          <table:table-cell office:value-type="currency" office:value="9.99" table:formula="of:=[.L40]*[.I40]" table:style-name="ce39">
            <text:p>9.99 €</text:p>
          </table:table-cell>
          <table:table-cell office:value-type="currency" office:value="9.99" table:formula="of:=[.L40]*[.J40]" table:style-name="ce114">
            <text:p>9.99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7">
            <text:p>Ruban ESD</text:p>
          </table:table-cell>
          <table:table-cell office:value-type="string" table:style-name="ce118">
            <text:p>MMOBIEL Ruban Adhésif (20mm x 30m) - Ruban Polyimide Résistant à la Chaleur pour Sublimation Ruban de Pressage Thermique à Haute Température ESD pour HVAC Electronique Soudure Impression 3D etc.</text:p>
          </table:table-cell>
          <table:table-cell office:value-type="string" table:style-name="ce57">
            <text:p>-</text:p>
          </table:table-cell>
          <table:table-cell office:value-type="string" table:style-name="ce119">
            <text:p>Amazon</text:p>
          </table:table-cell>
          <table:table-cell table:style-name="ce57"/>
          <table:table-cell office:value-type="string" table:style-name="ce58">
            <text:p><text:a xlink:href="https://www.amazon.fr/MMOBIEL-Polyimide-longueur-Antistatique-Résistant/dp/B07W4KWKKB">https://www.amazon.fr/MMOBIEL-Polyimide-longueur-Antistatique-R%C3%A9sistant/dp/B07W4KWKKB</text:a></text:p>
          </table:table-cell>
          <table:table-cell office:value-type="float" office:value="1" table:style-name="ce59">
            <text:p>1</text:p>
          </table:table-cell>
          <table:table-cell office:value-type="float" office:value="1" table:formula="of:=[.I41]*[.$L$1]" table:style-name="ce60">
            <text:p>1</text:p>
          </table:table-cell>
          <table:table-cell office:value-type="string" table:style-name="ce61">
            <text:p>-</text:p>
          </table:table-cell>
          <table:table-cell office:value-type="currency" office:value="11.99" table:style-name="ce62">
            <text:p>11.99 €</text:p>
          </table:table-cell>
          <table:table-cell office:value-type="currency" office:value="11.99" table:formula="of:=[.L41]*[.I41]" table:style-name="ce63">
            <text:p>11.99 €</text:p>
          </table:table-cell>
          <table:table-cell office:value-type="currency" office:value="11.99" table:formula="of:=[.L41]*[.J41]" table:style-name="ce120">
            <text:p>11.99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7">
            <text:p>Indicateur de charge 3S</text:p>
          </table:table-cell>
          <table:table-cell office:value-type="string" table:style-name="ce118">
            <text:p>5 pièces Capacité de la batterie Indicateur de niveau de puissance Affichage bleu pour batteries Li-ion 3S 12.6V 18650</text:p>
          </table:table-cell>
          <table:table-cell office:value-type="string" table:style-name="ce57">
            <text:p>-</text:p>
          </table:table-cell>
          <table:table-cell office:value-type="string" table:style-name="ce119">
            <text:p>Amazon</text:p>
          </table:table-cell>
          <table:table-cell table:style-name="ce57"/>
          <table:table-cell office:value-type="string" table:style-name="ce58">
            <text:p><text:a xlink:href="https://www.amazon.fr/TECNOIOT-Capacité-Indicateur-batteries-lithium-ion/dp/B09MS69PDJ/ref=sr_1_17">https://www.amazon.fr/TECNOIOT-Capacit%C3%A9-Indicateur-batteries-lithium-ion/dp/B09MS69PDJ/ref=sr_1_17</text:a></text:p>
          </table:table-cell>
          <table:table-cell office:value-type="float" office:value="1" table:style-name="ce59">
            <text:p>1</text:p>
          </table:table-cell>
          <table:table-cell office:value-type="float" office:value="1" table:formula="of:=[.I42]*[.$L$1]" table:style-name="ce60">
            <text:p>1</text:p>
          </table:table-cell>
          <table:table-cell office:value-type="string" table:style-name="ce61">
            <text:p>-</text:p>
          </table:table-cell>
          <table:table-cell office:value-type="currency" office:value="12.13" table:style-name="ce62">
            <text:p>12.13 €</text:p>
          </table:table-cell>
          <table:table-cell office:value-type="currency" office:value="12.13" table:formula="of:=[.L42]*[.I42]" table:style-name="ce63">
            <text:p>12.13 €</text:p>
          </table:table-cell>
          <table:table-cell office:value-type="currency" office:value="12.13" table:formula="of:=[.L42]*[.J42]" table:style-name="ce120">
            <text:p>12.13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7">
            <text:p>Plaque d’essai</text:p>
          </table:table-cell>
          <table:table-cell office:value-type="string" table:style-name="ce118">
            <text:p>Plaque d'essais BCL050 50 x 100 mm bandes</text:p>
          </table:table-cell>
          <table:table-cell office:value-type="string" table:style-name="ce57">
            <text:p>-</text:p>
          </table:table-cell>
          <table:table-cell office:value-type="string" table:style-name="ce119">
            <text:p>Gotronic</text:p>
          </table:table-cell>
          <table:table-cell table:style-name="ce57"/>
          <table:table-cell office:value-type="string" table:style-name="ce58">
            <text:p><text:a xlink:href="https://www.gotronic.fr/art-plaque-d-essais-bcl050-6935.htm">https://www.gotronic.fr/art-plaque-d-essais-bcl050-6935.htm</text:a></text:p>
          </table:table-cell>
          <table:table-cell office:value-type="float" office:value="1" table:style-name="ce59">
            <text:p>1</text:p>
          </table:table-cell>
          <table:table-cell office:value-type="float" office:value="1" table:formula="of:=[.I43]*[.$L$1]" table:style-name="ce60">
            <text:p>1</text:p>
          </table:table-cell>
          <table:table-cell office:value-type="currency" office:value="1" table:style-name="ce61">
            <text:p>1.00 €</text:p>
          </table:table-cell>
          <table:table-cell office:value-type="currency" office:value="1.2" table:formula="of:=[.K43]*1.2" table:style-name="ce62">
            <text:p>1.20 €</text:p>
          </table:table-cell>
          <table:table-cell office:value-type="currency" office:value="1.2" table:formula="of:=[.L43]*[.I43]" table:style-name="ce63">
            <text:p>1.20 €</text:p>
          </table:table-cell>
          <table:table-cell office:value-type="currency" office:value="1.2" table:formula="of:=[.L43]*[.J43]" table:style-name="ce120">
            <text:p>1.2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7">
            <text:p>Connecteurs XT60 Mâle</text:p>
          </table:table-cell>
          <table:table-cell office:value-type="string" table:style-name="ce118">
            <text:p>Embase mâle 30 A XT60M</text:p>
          </table:table-cell>
          <table:table-cell office:value-type="string" table:style-name="ce57">
            <text:p>-</text:p>
          </table:table-cell>
          <table:table-cell office:value-type="string" table:style-name="ce119">
            <text:p>Gotronic</text:p>
          </table:table-cell>
          <table:table-cell table:style-name="ce57"/>
          <table:table-cell office:value-type="string" table:style-name="ce58">
            <text:p><text:a xlink:href="https://www.gotronic.fr/art-embase-male-30-a-xt60m-39057.htm">https://www.gotronic.fr/art-embase-male-30-a-xt60m-39057.htm</text:a></text:p>
          </table:table-cell>
          <table:table-cell office:value-type="float" office:value="2" table:style-name="ce59">
            <text:p>2</text:p>
          </table:table-cell>
          <table:table-cell office:value-type="float" office:value="2" table:formula="of:=[.I44]*[.$L$1]" table:style-name="ce60">
            <text:p>2</text:p>
          </table:table-cell>
          <table:table-cell office:value-type="currency" office:value="1" table:style-name="ce61">
            <text:p>1.00 €</text:p>
          </table:table-cell>
          <table:table-cell office:value-type="currency" office:value="1.2" table:style-name="ce62">
            <text:p>1.20 €</text:p>
          </table:table-cell>
          <table:table-cell office:value-type="currency" office:value="2.4" table:formula="of:=[.L44]*[.I44]" table:style-name="ce63">
            <text:p>2.40 €</text:p>
          </table:table-cell>
          <table:table-cell office:value-type="currency" office:value="2.4" table:formula="of:=[.L44]*[.J44]" table:style-name="ce120">
            <text:p>2.4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7">
            <text:p>Connecteurs XT30 Femelle</text:p>
          </table:table-cell>
          <table:table-cell office:value-type="string" table:style-name="ce118">
            <text:p>Fiche femelle 30 A XT60F</text:p>
          </table:table-cell>
          <table:table-cell office:value-type="string" table:style-name="ce57">
            <text:p>-</text:p>
          </table:table-cell>
          <table:table-cell office:value-type="string" table:style-name="ce119">
            <text:p>Gotronic</text:p>
          </table:table-cell>
          <table:table-cell table:style-name="ce57"/>
          <table:table-cell office:value-type="string" table:style-name="ce58">
            <text:p><text:a xlink:href="https://www.gotronic.fr/art-fiche-femelle-30-a-xt60f-38196.htm">https://www.gotronic.fr/art-fiche-femelle-30-a-xt60f-38196.htm</text:a></text:p>
          </table:table-cell>
          <table:table-cell office:value-type="float" office:value="2" table:style-name="ce59">
            <text:p>2</text:p>
          </table:table-cell>
          <table:table-cell office:value-type="float" office:value="2" table:formula="of:=[.I45]*[.$L$1]" table:style-name="ce60">
            <text:p>2</text:p>
          </table:table-cell>
          <table:table-cell office:value-type="currency" office:value="1" table:style-name="ce61">
            <text:p>1.00 €</text:p>
          </table:table-cell>
          <table:table-cell office:value-type="currency" office:value="1.2" table:style-name="ce62">
            <text:p>1.20 €</text:p>
          </table:table-cell>
          <table:table-cell office:value-type="currency" office:value="2.4" table:formula="of:=[.L45]*[.I45]" table:style-name="ce63">
            <text:p>2.40 €</text:p>
          </table:table-cell>
          <table:table-cell office:value-type="currency" office:value="2.4" table:formula="of:=[.L45]*[.J45]" table:style-name="ce120">
            <text:p>2.4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7">
            <text:p>Borniers</text:p>
          </table:table-cell>
          <table:table-cell office:value-type="string" table:style-name="ce118">
            <text:p>Bornier ARK02Z 2 contacts - 5,0 mm</text:p>
          </table:table-cell>
          <table:table-cell office:value-type="string" table:style-name="ce57">
            <text:p>-</text:p>
          </table:table-cell>
          <table:table-cell office:value-type="string" table:style-name="ce119">
            <text:p>Gotronic</text:p>
          </table:table-cell>
          <table:table-cell table:style-name="ce57"/>
          <table:table-cell office:value-type="string" table:style-name="ce58">
            <text:p><text:a xlink:href="https://www.gotronic.fr/art-bornier-ark02z-39582.htm">https://www.gotronic.fr/art-bornier-ark02z-39582.htm</text:a></text:p>
          </table:table-cell>
          <table:table-cell office:value-type="float" office:value="3" table:style-name="ce59">
            <text:p>3</text:p>
          </table:table-cell>
          <table:table-cell office:value-type="float" office:value="3" table:formula="of:=[.I46]*[.$L$1]" table:style-name="ce60">
            <text:p>3</text:p>
          </table:table-cell>
          <table:table-cell office:value-type="currency" office:value="0.21" table:style-name="ce61">
            <text:p>0.21 €</text:p>
          </table:table-cell>
          <table:table-cell office:value-type="currency" office:value="0.252" table:formula="of:=[.K46]*1.2" table:style-name="ce62">
            <text:p>0.25 €</text:p>
          </table:table-cell>
          <table:table-cell office:value-type="currency" office:value="0.75600000000000001" table:formula="of:=[.L46]*[.I46]" table:style-name="ce63">
            <text:p>0.76 €</text:p>
          </table:table-cell>
          <table:table-cell office:value-type="currency" office:value="0.75600000000000001" table:formula="of:=[.L46]*[.J46]" table:style-name="ce120">
            <text:p>0.76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21">
            <text:p>Interrupteurs ILS</text:p>
          </table:table-cell>
          <table:table-cell office:value-type="string" table:style-name="ce118">
            <text:p>Interrupteur ILS + boîtier 1 T - 3 x 3 x 14,5 mm</text:p>
          </table:table-cell>
          <table:table-cell office:value-type="string" table:style-name="ce57">
            <text:p>-</text:p>
          </table:table-cell>
          <table:table-cell office:value-type="string" table:style-name="ce119">
            <text:p>Gotronic</text:p>
          </table:table-cell>
          <table:table-cell table:style-name="ce57"/>
          <table:table-cell office:value-type="string" table:style-name="ce58">
            <text:p><text:a xlink:href="https://www.gotronic.fr/art-interrupteur-ils-boitier-19991.htm">https://www.gotronic.fr/art-interrupteur-ils-boitier-19991.htm</text:a></text:p>
          </table:table-cell>
          <table:table-cell office:value-type="float" office:value="2" table:style-name="ce59">
            <text:p>2</text:p>
          </table:table-cell>
          <table:table-cell office:value-type="float" office:value="2" table:formula="of:=[.I47]*[.$L$1]" table:style-name="ce60">
            <text:p>2</text:p>
          </table:table-cell>
          <table:table-cell office:value-type="currency" office:value="1.42" table:style-name="ce61">
            <text:p>1.42 €</text:p>
          </table:table-cell>
          <table:table-cell office:value-type="currency" office:value="1.704" table:formula="of:=[.K47]*1.2" table:style-name="ce62">
            <text:p>1.70 €</text:p>
          </table:table-cell>
          <table:table-cell office:value-type="currency" office:value="3.4079999999999999" table:formula="of:=[.L47]*[.I47]" table:style-name="ce63">
            <text:p>3.41 €</text:p>
          </table:table-cell>
          <table:table-cell office:value-type="currency" office:value="3.4079999999999999" table:formula="of:=[.L47]*[.J47]" table:style-name="ce120">
            <text:p>3.41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2">
            <text:p>Câbles d’équilibrage</text:p>
          </table:table-cell>
          <table:table-cell office:value-type="string" table:style-name="ce113">
            <text:p>Cordon JST PH femelle 4 cts JST4 vers fils - avec embase JST mâle à souder</text:p>
          </table:table-cell>
          <table:table-cell office:value-type="string" table:style-name="ce33">
            <text:p>-</text:p>
          </table:table-cell>
          <table:table-cell office:value-type="string" table:style-name="ce115">
            <text:p>Gotronic</text:p>
          </table:table-cell>
          <table:table-cell table:style-name="ce33"/>
          <table:table-cell office:value-type="string" table:style-name="ce46">
            <text:p><text:a xlink:href="https://www.gotronic.fr/art-cordon-jst-ph-femelle-4-cts-jst4-22571.htm">https://www.gotronic.fr/art-cordon-jst-ph-femelle-4-cts-jst4-22571.htm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48]*[.$L$1]" table:style-name="ce47">
            <text:p>1</text:p>
          </table:table-cell>
          <table:table-cell office:value-type="currency" office:value="1.83" table:style-name="ce48">
            <text:p>1.83 €</text:p>
          </table:table-cell>
          <table:table-cell office:value-type="currency" office:value="2.1960000000000002" table:formula="of:=[.K48]*1.2" table:style-name="ce49">
            <text:p>2.20 €</text:p>
          </table:table-cell>
          <table:table-cell office:value-type="currency" office:value="2.1960000000000002" table:formula="of:=[.L48]*[.I48]" table:style-name="ce39">
            <text:p>2.20 €</text:p>
          </table:table-cell>
          <table:table-cell office:value-type="currency" office:value="2.1960000000000002" table:formula="of:=[.L48]*[.J48]" table:style-name="ce114">
            <text:p>2.2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12">
            <text:p>Câbles d’alimentation</text:p>
          </table:table-cell>
          <table:table-cell office:value-type="string" table:style-name="ce113">
            <text:p>FIL SILICONE 18 AWG / 0.82mm² ROUGE+NOIR 2X1M</text:p>
          </table:table-cell>
          <table:table-cell office:value-type="string" table:style-name="ce33">
            <text:p>-</text:p>
          </table:table-cell>
          <table:table-cell office:value-type="string" table:style-name="ce44">
            <text:p>Arianeplast</text:p>
          </table:table-cell>
          <table:table-cell table:style-name="ce33"/>
          <table:table-cell office:value-type="string" table:style-name="ce46">
            <text:p><text:a xlink:href="https://www.intermodel.fr/rallonges-fils/3551-fil-silicone-18-awg-082mm-rougenoir-2x1m-intermodel-fil-prise-rallonge-a2pro-cable-fil-silicone-cable-silicone-silicon-wire.html">https://www.intermodel.fr/rallonges-fils/3551-fil-silicone-18-awg-082mm-rougenoir-2x1m-intermodel-fil-prise-rallonge-a2pro-cable-fil-silicone-cable-silicone-silicon-wire.html</text:a></text:p>
          </table:table-cell>
          <table:table-cell office:value-type="float" office:value="1" table:style-name="ce35">
            <text:p>1</text:p>
          </table:table-cell>
          <table:table-cell office:value-type="float" office:value="1" table:formula="of:=[.I49]*[.$L$1]" table:style-name="ce47">
            <text:p>1</text:p>
          </table:table-cell>
          <table:table-cell office:value-type="string" table:style-name="ce48">
            <text:p>-</text:p>
          </table:table-cell>
          <table:table-cell office:value-type="currency" office:value="1.7" table:style-name="ce49">
            <text:p>1.70 €</text:p>
          </table:table-cell>
          <table:table-cell office:value-type="currency" office:value="1.7" table:formula="of:=[.L49]*[.I49]" table:style-name="ce39">
            <text:p>1.70 €</text:p>
          </table:table-cell>
          <table:table-cell office:value-type="currency" office:value="1.7" table:formula="of:=[.L49]*[.J49]" table:style-name="ce114">
            <text:p>1.7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style-name="ce108"/>
          <table:table-cell table:style-name="ce93"/>
          <table:table-cell table:style-name="ce103"/>
          <table:table-cell table:number-columns-repeated="3" table:style-name="ce93"/>
          <table:table-cell table:style-name="ce104"/>
          <table:table-cell table:style-name="ce93"/>
          <table:table-cell table:style-name="ce83"/>
          <table:table-cell table:style-name="ce84"/>
          <table:table-cell table:style-name="ce93"/>
          <table:table-cell office:value-type="string" table:style-name="ce86">
            <text:p>Total (TTC)</text:p>
          </table:table-cell>
          <table:table-cell office:value-type="currency" office:value="166.27599999999995" table:formula="of:=SUM([.M35:.M49])" table:style-name="ce87">
            <text:p>166.28 €</text:p>
          </table:table-cell>
          <table:table-cell office:value-type="currency" office:value="166.27599999999995" table:formula="of:=SUM([.N35:.N49])" table:style-name="ce88">
            <text:p>166.28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style-name="ce122"/>
          <table:table-cell table:style-name="ce123"/>
          <table:table-cell table:style-name="ce124"/>
          <table:table-cell table:number-columns-repeated="3" table:style-name="ce123"/>
          <table:table-cell table:style-name="ce125"/>
          <table:table-cell table:style-name="ce123"/>
          <table:table-cell table:style-name="ce126"/>
          <table:table-cell table:style-name="ce127"/>
          <table:table-cell table:number-columns-repeated="2" table:style-name="ce123"/>
          <table:table-cell table:style-name="ce128"/>
          <table:table-cell table:style-name="ce129"/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10" table:style-name="ce6"/>
          <table:table-cell table:style-name="ce50"/>
          <table:table-cell table:number-columns-repeated="16357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10" table:style-name="ce6"/>
          <table:table-cell table:style-name="ce11"/>
          <table:table-cell table:number-columns-repeated="16357" table:style-name="ce6"/>
          <table:table-cell table:number-columns-repeated="3" table:style-name="ce11"/>
          <table:table-cell table:number-columns-repeated="13" table:style-name="ce6"/>
        </table:table-row>
        <table:table-row table:style-name="ro7">
          <table:table-cell table:number-columns-repeated="3" table:style-name="ce6"/>
          <table:table-cell table:style-name="ce11"/>
          <table:table-cell table:number-columns-repeated="6" table:style-name="ce6"/>
          <table:table-cell table:style-name="ce11"/>
          <table:table-cell table:number-columns-repeated="16357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3" table:style-name="ce11"/>
          <table:table-cell table:style-name="ce6"/>
          <table:table-cell table:number-columns-repeated="6" table:style-name="ce11"/>
          <table:table-cell table:style-name="ce50"/>
          <table:table-cell table:number-columns-repeated="16373" table:style-name="ce11"/>
        </table:table-row>
        <table:table-row table:style-name="ro5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8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9">
          <table:table-cell table:number-columns-repeated="3" table:style-name="ce6"/>
          <table:table-cell table:style-name="ce11"/>
          <table:table-cell table:number-columns-repeated="6" table:style-name="ce6"/>
          <table:table-cell table:style-name="ce11"/>
          <table:table-cell table:number-columns-repeated="16357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3" table:style-name="ce11"/>
          <table:table-cell table:style-name="ce6"/>
          <table:table-cell table:number-columns-repeated="6" table:style-name="ce11"/>
          <table:table-cell table:style-name="ce50"/>
          <table:table-cell table:number-columns-repeated="16373" table:style-name="ce11"/>
        </table:table-row>
        <table:table-row table:style-name="ro6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10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3" table:style-name="ce6"/>
          <table:table-cell table:number-columns-repeated="7" table:style-name="ce6"/>
          <table:table-cell table:style-name="ce50"/>
          <table:table-cell table:number-columns-repeated="16354" table:style-name="ce6"/>
          <table:table-cell table:number-columns-repeated="3" table:style-name="ce50"/>
          <table:table-cell table:number-columns-repeated="3" table:style-name="ce11"/>
          <table:table-cell table:number-columns-repeated="13" table:style-name="ce6"/>
        </table:table-row>
        <table:table-row table:number-rows-repeated="2" table:style-name="ro5">
          <table:table-cell table:number-columns-repeated="3" table:style-name="ce6"/>
          <table:table-cell table:number-columns-repeated="7" table:style-name="ce6"/>
          <table:table-cell table:style-name="ce50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6"/>
          <table:table-cell table:style-name="ce50"/>
          <table:table-cell table:number-columns-repeated="6" table:style-name="ce6"/>
          <table:table-cell table:style-name="ce50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11">
          <table:table-cell table:number-columns-repeated="3" table:style-name="ce50"/>
          <table:table-cell table:number-columns-repeated="16365" table:style-name="ce50"/>
          <table:table-cell table:number-columns-repeated="3" table:style-name="ce11"/>
          <table:table-cell table:number-columns-repeated="13" table:style-name="ce50"/>
        </table:table-row>
        <table:table-row table:style-name="ro5">
          <table:table-cell table:number-columns-repeated="3" table:style-name="ce50"/>
          <table:table-cell table:style-name="ce6"/>
          <table:table-cell table:number-columns-repeated="6" table:style-name="ce50"/>
          <table:table-cell table:style-name="ce6"/>
          <table:table-cell table:number-columns-repeated="16354" table:style-name="ce50"/>
          <table:table-cell table:number-columns-repeated="6" table:style-name="ce11"/>
          <table:table-cell table:number-columns-repeated="13" table:style-name="ce50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16364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11"/>
          <table:table-cell table:number-columns-repeated="7" table:style-name="ce11"/>
          <table:table-cell table:style-name="ce6"/>
          <table:table-cell table:number-columns-repeated="16354" table:style-name="ce11"/>
          <table:table-cell table:number-columns-repeated="19" table:style-name="ce11"/>
        </table:table-row>
        <table:table-row table:style-name="ro7">
          <table:table-cell table:number-columns-repeated="3" table:style-name="ce11"/>
          <table:table-cell table:style-name="ce50"/>
          <table:table-cell table:number-columns-repeated="6" table:style-name="ce11"/>
          <table:table-cell table:style-name="ce6"/>
          <table:table-cell table:number-columns-repeated="16354" table:style-name="ce11"/>
          <table:table-cell table:number-columns-repeated="19" table:style-name="ce11"/>
        </table:table-row>
        <table:table-row table:style-name="ro5">
          <table:table-cell table:number-columns-repeated="3" table:style-name="ce50"/>
          <table:table-cell table:style-name="ce6"/>
          <table:table-cell table:number-columns-repeated="6" table:style-name="ce50"/>
          <table:table-cell table:style-name="ce6"/>
          <table:table-cell table:number-columns-repeated="16354" table:style-name="ce50"/>
          <table:table-cell table:number-columns-repeated="3" table:style-name="ce50"/>
          <table:table-cell table:number-columns-repeated="3" table:style-name="ce11"/>
          <table:table-cell table:number-columns-repeated="13" table:style-name="ce50"/>
        </table:table-row>
        <table:table-row table:style-name="ro6">
          <table:table-cell table:number-columns-repeated="3" table:style-name="ce6"/>
          <table:table-cell table:number-columns-repeated="7" table:style-name="ce6"/>
          <table:table-cell table:style-name="ce7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6"/>
          <table:table-cell table:style-name="ce11"/>
          <table:table-cell table:number-columns-repeated="6" table:style-name="ce6"/>
          <table:table-cell table:style-name="ce7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11"/>
          <table:table-cell table:style-name="ce50"/>
          <table:table-cell table:number-columns-repeated="6" table:style-name="ce11"/>
          <table:table-cell table:style-name="ce7"/>
          <table:table-cell table:number-columns-repeated="16354" table:style-name="ce11"/>
          <table:table-cell table:number-columns-repeated="19" table:style-name="ce11"/>
        </table:table-row>
        <table:table-row table:style-name="ro5">
          <table:table-cell table:number-columns-repeated="3" table:style-name="ce50"/>
          <table:table-cell table:style-name="ce6"/>
          <table:table-cell table:number-columns-repeated="6" table:style-name="ce50"/>
          <table:table-cell table:style-name="ce7"/>
          <table:table-cell table:number-columns-repeated="16354" table:style-name="ce50"/>
          <table:table-cell table:number-columns-repeated="3" table:style-name="ce50"/>
          <table:table-cell table:number-columns-repeated="3" table:style-name="ce11"/>
          <table:table-cell table:number-columns-repeated="13" table:style-name="ce50"/>
        </table:table-row>
        <table:table-row table:style-name="ro5">
          <table:table-cell table:number-columns-repeated="3" table:style-name="ce6"/>
          <table:table-cell table:number-columns-repeated="7" table:style-name="ce6"/>
          <table:table-cell table:style-name="ce7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6"/>
          <table:table-cell table:style-name="ce50"/>
          <table:table-cell table:number-columns-repeated="6" table:style-name="ce6"/>
          <table:table-cell table:style-name="ce7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10" table:style-name="ce50"/>
          <table:table-cell table:style-name="ce7"/>
          <table:table-cell table:number-columns-repeated="16357" table:style-name="ce50"/>
          <table:table-cell table:number-columns-repeated="3" table:style-name="ce11"/>
          <table:table-cell table:number-columns-repeated="13" table:style-name="ce50"/>
        </table:table-row>
        <table:table-row table:number-rows-repeated="3" table:style-name="ro5">
          <table:table-cell table:number-columns-repeated="10" table:style-name="ce50"/>
          <table:table-cell table:style-name="ce7"/>
          <table:table-cell table:number-columns-repeated="16354" table:style-name="ce50"/>
          <table:table-cell table:number-columns-repeated="6" table:style-name="ce11"/>
          <table:table-cell table:number-columns-repeated="13" table:style-name="ce50"/>
        </table:table-row>
        <table:table-row table:style-name="ro5">
          <table:table-cell table:number-columns-repeated="3" table:style-name="ce50"/>
          <table:table-cell table:style-name="ce130"/>
          <table:table-cell table:number-columns-repeated="6" table:style-name="ce50"/>
          <table:table-cell table:style-name="ce7"/>
          <table:table-cell table:number-columns-repeated="16354" table:style-name="ce50"/>
          <table:table-cell table:number-columns-repeated="6" table:style-name="ce11"/>
          <table:table-cell table:number-columns-repeated="13" table:style-name="ce50"/>
        </table:table-row>
        <table:table-row table:number-rows-repeated="2" table:style-name="ro5">
          <table:table-cell table:style-name="ce6"/>
          <table:table-cell table:number-columns-repeated="3" table:style-name="ce130"/>
          <table:table-cell table:style-name="ce6"/>
          <table:table-cell table:style-name="ce130"/>
          <table:table-cell table:style-name="ce6"/>
          <table:table-cell table:number-columns-repeated="4" table:style-name="ce7"/>
          <table:table-cell table:number-columns-repeated="16368" table:style-name="ce50"/>
          <table:table-cell table:number-columns-repeated="3" table:style-name="ce11"/>
          <table:table-cell table:number-columns-repeated="2" table:style-name="ce50"/>
        </table:table-row>
        <table:table-row table:number-rows-repeated="2" table:style-name="ro5">
          <table:table-cell table:style-name="ce6"/>
          <table:table-cell table:number-columns-repeated="3" table:style-name="ce130"/>
          <table:table-cell table:style-name="ce6"/>
          <table:table-cell table:style-name="ce130"/>
          <table:table-cell table:style-name="ce6"/>
          <table:table-cell table:number-columns-repeated="4" table:style-name="ce7"/>
          <table:table-cell table:number-columns-repeated="16368" table:style-name="ce6"/>
          <table:table-cell table:number-columns-repeated="3" table:style-name="ce11"/>
          <table:table-cell table:number-columns-repeated="2" table:style-name="ce6"/>
        </table:table-row>
        <table:table-row table:style-name="ro5">
          <table:table-cell table:style-name="ce6"/>
          <table:table-cell table:number-columns-repeated="2" table:style-name="ce130"/>
          <table:table-cell table:style-name="ce131"/>
          <table:table-cell table:style-name="ce6"/>
          <table:table-cell table:style-name="ce130"/>
          <table:table-cell table:style-name="ce6"/>
          <table:table-cell table:number-columns-repeated="4" table:style-name="ce7"/>
          <table:table-cell table:number-columns-repeated="16368" table:style-name="ce6"/>
          <table:table-cell table:number-columns-repeated="3" table:style-name="ce11"/>
          <table:table-cell table:number-columns-repeated="2" table:style-name="ce6"/>
        </table:table-row>
        <table:table-row table:number-rows-repeated="6" table:style-name="ro5">
          <table:table-cell table:style-name="ce132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53" table:style-name="ce6"/>
          <table:table-cell table:number-columns-repeated="15" table:style-name="ce6"/>
          <table:table-cell table:number-columns-repeated="3" table:style-name="ce11"/>
          <table:table-cell table:style-name="ce6"/>
        </table:table-row>
        <table:table-row table:number-rows-repeated="5" table:style-name="ro5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7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5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93"/>
          <table:table-cell table:number-columns-repeated="2" table:style-name="ce134"/>
          <table:table-cell table:style-name="ce11"/>
          <table:table-cell table:style-name="ce93"/>
        </table:table-row>
        <table:table-row table:number-rows-repeated="14" table:style-name="ro5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7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7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93"/>
          <table:table-cell table:number-columns-repeated="3" table:style-name="ce134"/>
          <table:table-cell table:style-name="ce93"/>
        </table:table-row>
        <table:table-row table:style-name="ro5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5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93"/>
          <table:table-cell table:number-columns-repeated="3" table:style-name="ce134"/>
          <table:table-cell table:style-name="ce93"/>
        </table:table-row>
        <table:table-row table:number-rows-repeated="2" table:style-name="ro7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number-rows-repeated="5" table:style-name="ro12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12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style-name="ce10"/>
          <table:table-cell table:number-columns-repeated="16365" table:style-name="ce6"/>
          <table:table-cell table:number-columns-repeated="3" table:style-name="ce6"/>
          <table:table-cell table:number-columns-repeated="3" table:style-name="ce11"/>
          <table:table-cell table:style-name="ce6"/>
        </table:table-row>
        <table:table-row table:number-rows-repeated="15" table:style-name="ro12">
          <table:table-cell table:style-name="ce133"/>
          <table:table-cell table:style-name="ce10"/>
          <table:table-cell table:style-name="ce130"/>
          <table:table-cell table:number-columns-repeated="2" table:style-name="ce131"/>
          <table:table-cell table:style-name="ce6"/>
          <table:table-cell table:style-name="ce131"/>
          <table:table-cell table:style-name="ce6"/>
          <table:table-cell table:number-columns-repeated="3" table:style-name="ce7"/>
          <table:table-cell table:number-columns-repeated="1006" table:style-name="ce10"/>
          <table:table-cell table:number-columns-repeated="15360"/>
          <table:table-cell table:number-columns-repeated="3" table:style-name="ce6"/>
          <table:table-cell table:number-columns-repeated="4" table:style-name="ce11"/>
        </table:table-row>
        <table:table-row table:number-rows-repeated="32" table:style-name="ro12">
          <table:table-cell table:number-columns-repeated="16377"/>
          <table:table-cell table:number-columns-repeated="3" table:style-name="ce6"/>
          <table:table-cell table:number-columns-repeated="4"/>
        </table:table-row>
        <table:table-row table:number-rows-repeated="1048400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number:date-style style:name="N37">
      <number:day/>
      <number:text> </number:text>
      <number:month number:style="long" number:textual="true"/>
      <number:text> </number:text>
      <number:year number:style="long"/>
    </number:date-style>
    <style:style style:name="A_32_commander" style:display-name="A commander" style:family="table-cell" style:data-style-name="N0">
      <style:table-cell-properties style:vertical-align="automatic" fo:background-color="#FF7B59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at_233_gorie_32_de_32_la_32_table_32_dynamique" style:display-name="Catégorie de la table dynamique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hamp_32_de_32_la_32_table_32_dynamique" style:display-name="Champ de la table dynamique" style:family="table-cell" style:data-style-name="N0">
      <style:table-cell-properties style:vertical-align="automatic" fo:background-color="transparent"/>
    </style:style>
    <style:style style:name="Coin_32_de_32_la_32_table_32_dynamique" style:display-name="Coin de la table dynamique" style:family="table-cell" style:data-style-name="N0">
      <style:table-cell-properties style:vertical-align="automatic" fo:background-color="transparent"/>
    </style:style>
    <style:style style:name="colis_32_perdu" style:display-name="colis perdu" style:family="table-cell" style:data-style-name="N0">
      <style:table-cell-properties fo:border="thin double #000000" style:vertical-align="automatic" fo:background-color="#FF0000"/>
      <style:text-properties fo:font-weight="bold" style:font-weight-asian="bold" style:font-weight-complex="bold"/>
    </style:style>
    <style:style style:name="En_32_attente_32_de_32_r_233_ception" style:display-name="En attente de réception" style:family="table-cell" style:data-style-name="N0">
      <style:table-cell-properties style:vertical-align="automatic" fo:background-color="#E16173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_233_sultat_32_de_32_la_32_table_32_dynamique" style:display-name="Résultat de la table dynamique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Sans_32_nom1" style:display-name="Sans nom1" style:family="table-cell" style:data-style-name="N0">
      <style:table-cell-properties style:vertical-align="automatic" fo:background-color="#00A933"/>
    </style:style>
    <style:style style:name="Status_32_16" style:display-name="Status 16" style:family="table-cell" style:data-style-name="N0">
      <style:table-cell-properties style:vertical-align="automatic" fo:background-color="transparent"/>
    </style:style>
    <style:style style:name="Text_32_17" style:display-name="Text 17" style:family="table-cell" style:data-style-name="N0">
      <style:table-cell-properties style:vertical-align="automatic" fo:background-color="transparent"/>
    </style:style>
    <style:style style:name="Titre_32_de_32_la_32_table_32_dynamique" style:display-name="Titre de la table dynamiqu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Valeur_32_de_32_la_32_table_32_dynamique" style:display-name="Valeur de la table dynamique" style:family="table-cell" style:data-style-name="N0">
      <style:table-cell-properties style:vertical-align="automatic" fo:background-color="transparent"/>
    </style:style>
    <style:style style:name="Warning_32_18" style:display-name="Warning 1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89583333333333in" fo:margin-bottom="0.511811023622047in" fo:margin-left="0.623611111111111in" fo:margin-right="0.580555555555556in" style:print-orientation="portrait" style:print-page-order="ltr" style:first-page-number="1" style:scale-to="116%" style:table-centering="none" style:print="objects charts drawings"/>
      <style:header-style>
        <style:header-footer-properties fo:min-height="0in" fo:margin-left="0.623611111111111in" fo:margin-right="0.580555555555556in" fo:margin-bottom="0in"/>
      </style:header-style>
      <style:footer-style>
        <style:header-footer-properties fo:min-height="0.0624945319335091in" fo:margin-left="0.623611111111111in" fo:margin-right="0.58055555555555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dc:title/>
    <dc:description/>
    <dc:subject/>
    <meta:initial-creator>Olivier FAUVARQUE</meta:initial-creator>
    <dc:creator>Olivier FAUVARQUE, Ifremer Brest PDG-REM-RDT-LDCM, 02 </dc:creator>
    <meta:creation-date>2022-09-30T10:25:47Z</meta:creation-date>
    <dc:date>2025-07-15T15:05:26Z</dc:date>
    <meta:template xlink:href="" xlink:type="simple"/>
    <meta:editing-cycles>154</meta:editing-cycles>
    <meta:editing-duration>PT103140S</meta:editing-duration>
  </office:meta>
</office:document-meta>
</file>